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2.6283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2.6929in"/>
    </style:style>
    <style:style style:name="co14" style:family="table-column">
      <style:table-column-properties fo:break-before="auto" style:column-width="1.1866in"/>
    </style:style>
    <style:style style:name="co15" style:family="table-column">
      <style:table-column-properties fo:break-before="auto" style:column-width="2.7043in"/>
    </style:style>
    <style:style style:name="co16" style:family="table-column">
      <style:table-column-properties fo:break-before="auto" style:column-width="1.4453in"/>
    </style:style>
    <style:style style:name="co17" style:family="table-column">
      <style:table-column-properties fo:break-before="auto" style:column-width="1.8429in"/>
    </style:style>
    <style:style style:name="co18" style:family="table-column">
      <style:table-column-properties fo:break-before="auto" style:column-width="7.6335in"/>
    </style:style>
    <style:style style:name="co19" style:family="table-column">
      <style:table-column-properties fo:break-before="auto" style:column-width="1.7252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111in"/>
    </style:style>
    <style:style style:name="co22" style:family="table-column">
      <style:table-column-properties fo:break-before="auto" style:column-width="0.8425in"/>
    </style:style>
    <style:style style:name="co23" style:family="table-column">
      <style:table-column-properties fo:break-before="auto" style:column-width="1.2189in"/>
    </style:style>
    <style:style style:name="co24" style:family="table-column">
      <style:table-column-properties fo:break-before="auto" style:column-width="2.5535in"/>
    </style:style>
    <style:style style:name="co25" style:family="table-column">
      <style:table-column-properties fo:break-before="auto" style:column-width="1.3047in"/>
    </style:style>
    <style:style style:name="co26" style:family="table-column">
      <style:table-column-properties fo:break-before="auto" style:column-width="1.122in"/>
    </style:style>
    <style:style style:name="co27" style:family="table-column">
      <style:table-column-properties fo:break-before="auto" style:column-width="1.2618in"/>
    </style:style>
    <style:style style:name="co28" style:family="table-column">
      <style:table-column-properties fo:break-before="auto" style:column-width="2.6717in"/>
    </style:style>
    <style:style style:name="co29" style:family="table-column">
      <style:table-column-properties fo:break-before="auto" style:column-width="2.4346in"/>
    </style:style>
    <style:style style:name="co30" style:family="table-column">
      <style:table-column-properties fo:break-before="auto" style:column-width="3.9201in"/>
    </style:style>
    <style:style style:name="co31" style:family="table-column">
      <style:table-column-properties fo:break-before="auto" style:column-width="3.5437in"/>
    </style:style>
    <style:style style:name="co32" style:family="table-column">
      <style:table-column-properties fo:break-before="auto" style:column-width="1.6173in"/>
    </style:style>
    <style:style style:name="co33" style:family="table-column">
      <style:table-column-properties fo:break-before="auto" style:column-width="1.2945in"/>
    </style:style>
    <style:style style:name="co34" style:family="table-column">
      <style:table-column-properties fo:break-before="auto" style:column-width="1.4665in"/>
    </style:style>
    <style:style style:name="co35" style:family="table-column">
      <style:table-column-properties fo:break-before="auto" style:column-width="3.0807in"/>
    </style:style>
    <style:style style:name="co36" style:family="table-column">
      <style:table-column-properties fo:break-before="auto" style:column-width="3.9846in"/>
    </style:style>
    <style:style style:name="co37" style:family="table-column">
      <style:table-column-properties fo:break-before="auto" style:column-width="4.0602in"/>
    </style:style>
    <style:style style:name="co38" style:family="table-column">
      <style:table-column-properties fo:break-before="auto" style:column-width="2.1555in"/>
    </style:style>
    <style:style style:name="co39" style:family="table-column">
      <style:table-column-properties fo:break-before="auto" style:column-width="2.3701in"/>
    </style:style>
    <style:style style:name="co40" style:family="table-column">
      <style:table-column-properties fo:break-before="auto" style:column-width="1.2402in"/>
    </style:style>
    <style:style style:name="co41" style:family="table-column">
      <style:table-column-properties fo:break-before="auto" style:column-width="6.3417in"/>
    </style:style>
    <style:style style:name="co42" style:family="table-column">
      <style:table-column-properties fo:break-before="auto" style:column-width="3.1563in"/>
    </style:style>
    <style:style style:name="co43" style:family="table-column">
      <style:table-column-properties fo:break-before="auto" style:column-width="1.3591in"/>
    </style:style>
    <style:style style:name="co44" style:family="table-column">
      <style:table-column-properties fo:break-before="auto" style:column-width="1.639in"/>
    </style:style>
    <style:style style:name="co45" style:family="table-column">
      <style:table-column-properties fo:break-before="auto" style:column-width="7.3102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2.0264in"/>
    </style:style>
    <style:style style:name="co48" style:family="table-column">
      <style:table-column-properties fo:break-before="auto" style:column-width="1.5311in"/>
    </style:style>
    <style:style style:name="co49" style:family="table-column">
      <style:table-column-properties fo:break-before="auto" style:column-width="0.8854in"/>
    </style:style>
    <style:style style:name="co50" style:family="table-column">
      <style:table-column-properties fo:break-before="auto" style:column-width="1.3693in"/>
    </style:style>
    <style:style style:name="co51" style:family="table-column">
      <style:table-column-properties fo:break-before="auto" style:column-width="2.5425in"/>
    </style:style>
    <style:style style:name="co52" style:family="table-column">
      <style:table-column-properties fo:break-before="auto" style:column-width="1.7681in"/>
    </style:style>
    <style:style style:name="co53" style:family="table-column">
      <style:table-column-properties fo:break-before="auto" style:column-width="1.9508in"/>
    </style:style>
    <style:style style:name="co54" style:family="table-column">
      <style:table-column-properties fo:break-before="auto" style:column-width="2.6181in"/>
    </style:style>
    <style:style style:name="co55" style:family="table-column">
      <style:table-column-properties fo:break-before="auto" style:column-width="2.9728in"/>
    </style:style>
    <style:style style:name="co56" style:family="table-column">
      <style:table-column-properties fo:break-before="auto" style:column-width="1.972in"/>
    </style:style>
    <style:style style:name="co5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 PL UMing HK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6.3339in" svg:height="4.2299in" svg:x="6.6343in" svg:y="18.628in">
            <draw:object draw:notify-on-update-of-ranges="Sheet1.A106:Sheet1.A106 Sheet1.A107:Sheet1.A206 Sheet1.B106:Sheet1.B106 Sheet1.B107:Sheet1.B206 Sheet1.C106:Sheet1.C106 Sheet1.C107:Sheet1.C2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office:value-type="string">
            <text:p>ascat(double, prop_type&amp;, propa_type&amp;)</text:p>
          </table:table-cell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">
            <text:p>0.12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23">
            <text:p>0.2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.82">
            <text:p>2.8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33.34">
            <text:p>33.34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40.14">
            <text:p>40.14</text:p>
          </table:table-cell>
          <table:table-cell/>
          <table:table-cell office:value-type="float" office:value="0.23">
            <text:p>0.2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1.41">
            <text:p>1.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6.46">
            <text:p>16.46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08">
            <text:p>2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33.75">
            <text:p>33.75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  <table:table-cell office:value-type="float" office:value="36.25">
            <text:p>36.25</text:p>
          </table:table-cell>
          <table:table-cell/>
          <table:table-cell office:value-type="float" office:value="1.04">
            <text:p>1.04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">
            <text:p>0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13.82">
            <text:p>13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/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27.09">
            <text:p>27.09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33.27">
            <text:p>33.27</text:p>
          </table:table-cell>
          <table:table-cell/>
          <table:table-cell office:value-type="float" office:value="1.45">
            <text:p>1.45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18">
            <text:p>0.1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">
            <text:p>0</text:p>
          </table:table-cell>
          <table:table-cell office:value-type="float" office:value="4.02">
            <text:p>4.02</text:p>
          </table:table-cell>
          <table:table-cell office:value-type="float" office:value="11.3">
            <text:p>11.3</text:p>
          </table:table-cell>
          <table:table-cell office:value-type="float" office:value="1.24">
            <text:p>1.24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31">
            <text:p>0.31</text:p>
          </table:table-cell>
          <table:table-cell office:value-type="float" office:value="1.55">
            <text:p>1.55</text:p>
          </table:table-cell>
          <table:table-cell/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5.11">
            <text:p>5.11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4">
            <text:p>1.24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25.54">
            <text:p>25.54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31.27">
            <text:p>31.27</text:p>
          </table:table-cell>
          <table:table-cell/>
          <table:table-cell office:value-type="float" office:value="2.32">
            <text:p>2.32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3">
            <text:p>0.93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.13">
            <text:p>5.13</text:p>
          </table:table-cell>
          <table:table-cell office:value-type="float" office:value="8.03">
            <text:p>8.03</text:p>
          </table:table-cell>
          <table:table-cell office:value-type="float" office:value="1.97">
            <text:p>1.97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61">
            <text:p>4.61</text:p>
          </table:table-cell>
          <table:table-cell office:value-type="float" office:value="0">
            <text:p>0</text:p>
          </table:table-cell>
          <table:table-cell/>
          <table:table-cell office:value-type="float" office:value="0.39">
            <text:p>0.39</text:p>
          </table:table-cell>
          <table:table-cell office:value-type="float" office:value="0.13">
            <text:p>0.13</text:p>
          </table:table-cell>
          <table:table-cell office:value-type="float" office:value="1.97">
            <text:p>1.97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7.11">
            <text:p>7.11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  <table:table-cell office:value-type="float" office:value="11.25">
            <text:p>11.25</text:p>
          </table:table-cell>
          <table:table-cell office:value-type="float" office:value="18.03">
            <text:p>18.03</text:p>
          </table:table-cell>
          <table:table-cell office:value-type="float" office:value="1.05">
            <text:p>1.05</text:p>
          </table:table-cell>
          <table:table-cell office:value-type="float" office:value="1.71">
            <text:p>1.71</text:p>
          </table:table-cell>
          <table:table-cell office:value-type="float" office:value="27.9">
            <text:p>27.9</text:p>
          </table:table-cell>
          <table:table-cell/>
          <table:table-cell office:value-type="float" office:value="3.55">
            <text:p>3.5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">
            <text:p>0</text:p>
          </table:table-cell>
          <table:table-cell office:value-type="float" office:value="1.84">
            <text:p>1.84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6.65">
            <text:p>6.65</text:p>
          </table:table-cell>
          <table:table-cell office:value-type="float" office:value="8.79">
            <text:p>8.79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.81">
            <text:p>4.8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31">
            <text:p>0.31</text:p>
          </table:table-cell>
          <table:table-cell office:value-type="float" office:value="1.43">
            <text:p>1.43</text:p>
          </table:table-cell>
          <table:table-cell office:value-type="float" office:value="0.05">
            <text:p>0.05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  <table:table-cell office:value-type="float" office:value="8.08">
            <text:p>8.08</text:p>
          </table:table-cell>
          <table:table-cell office:value-type="float" office:value="1.43">
            <text:p>1.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61">
            <text:p>0.61</text:p>
          </table:table-cell>
          <table:table-cell table:number-columns-repeated="2"/>
          <table:table-cell office:value-type="float" office:value="0.2">
            <text:p>0.2</text:p>
          </table:table-cell>
          <table:table-cell/>
          <table:table-cell office:value-type="float" office:value="0">
            <text:p>0</text:p>
          </table:table-cell>
          <table:table-cell office:value-type="float" office:value="17.69">
            <text:p>17.69</text:p>
          </table:table-cell>
          <table:table-cell office:value-type="float" office:value="15.54">
            <text:p>15.54</text:p>
          </table:table-cell>
          <table:table-cell office:value-type="float" office:value="0.82">
            <text:p>0.82</text:p>
          </table:table-cell>
          <table:table-cell office:value-type="float" office:value="2.25">
            <text:p>2.25</text:p>
          </table:table-cell>
          <table:table-cell office:value-type="float" office:value="20.14">
            <text:p>20.14</text:p>
          </table:table-cell>
          <table:table-cell/>
          <table:table-cell office:value-type="float" office:value="4.65">
            <text:p>4.65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31">
            <text:p>0.3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0.38">
            <text:p>10.38</text:p>
          </table:table-cell>
          <table:table-cell office:value-type="float" office:value="7.35">
            <text:p>7.35</text:p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59">
            <text:p>3.5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53">
            <text:p>0.53</text:p>
          </table:table-cell>
          <table:table-cell office:value-type="float" office:value="0.33">
            <text:p>0.33</text:p>
          </table:table-cell>
          <table:table-cell office:value-type="float" office:value="1.31">
            <text:p>1.31</text:p>
          </table:table-cell>
          <table:table-cell/>
          <table:table-cell office:value-type="float" office:value="0.49">
            <text:p>0.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1.85">
            <text:p>11.85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74">
            <text:p>0.74</text:p>
          </table:table-cell>
          <table:table-cell table:number-columns-repeated="2"/>
          <table:table-cell office:value-type="float" office:value="0.41">
            <text:p>0.41</text:p>
          </table:table-cell>
          <table:table-cell/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13.56">
            <text:p>13.56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office:value-type="float" office:value="14.79">
            <text:p>14.79</text:p>
          </table:table-cell>
          <table:table-cell/>
          <table:table-cell office:value-type="float" office:value="3.51">
            <text:p>3.51</text:p>
          </table:table-cell>
          <table:table-cell office:value-type="float" office:value="1.14">
            <text:p>1.14</text:p>
          </table:table-cell>
          <table:table-cell table:number-columns-repeated="2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.93">
            <text:p>12.93</text:p>
          </table:table-cell>
          <table:table-cell office:value-type="float" office:value="5.42">
            <text:p>5.42</text:p>
          </table:table-cell>
          <table:table-cell office:value-type="float" office:value="4.57">
            <text:p>4.57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/>
          <table:table-cell office:value-type="float" office:value="0.39">
            <text:p>0.39</text:p>
          </table:table-cell>
          <table:table-cell office:value-type="float" office:value="0.13">
            <text:p>0.13</text:p>
          </table:table-cell>
          <table:table-cell office:value-type="float" office:value="1.44">
            <text:p>1.44</text:p>
          </table:table-cell>
          <table:table-cell/>
          <table:table-cell office:value-type="float" office:value="0.52">
            <text:p>0.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13">
            <text:p>0.13</text:p>
          </table:table-cell>
          <table:table-cell/>
          <table:table-cell office:value-type="float" office:value="12.74">
            <text:p>12.74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">
            <text:p>0.91</text:p>
          </table:table-cell>
          <table:table-cell table:number-columns-repeated="2"/>
          <table:table-cell office:value-type="float" office:value="0.33">
            <text:p>0.33</text:p>
          </table:table-cell>
          <table:table-cell/>
          <table:table-cell office:value-type="float" office:value="0">
            <text:p>0</text:p>
          </table:table-cell>
          <table:table-cell office:value-type="float" office:value="21.69">
            <text:p>21.69</text:p>
          </table:table-cell>
          <table:table-cell office:value-type="float" office:value="9.28">
            <text:p>9.28</text:p>
          </table:table-cell>
          <table:table-cell office:value-type="float" office:value="0.39">
            <text:p>0.39</text:p>
          </table:table-cell>
          <table:table-cell office:value-type="float" office:value="1.31">
            <text:p>1.31</text:p>
          </table:table-cell>
          <table:table-cell office:value-type="float" office:value="12.48">
            <text:p>12.48</text:p>
          </table:table-cell>
          <table:table-cell/>
          <table:table-cell office:value-type="float" office:value="4.7">
            <text:p>4.7</text:p>
          </table:table-cell>
          <table:table-cell office:value-type="float" office:value="1.31">
            <text:p>1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.45">
            <text:p>14.45</text:p>
          </table:table-cell>
          <table:table-cell office:value-type="float" office:value="3.94">
            <text:p>3.94</text:p>
          </table:table-cell>
          <table:table-cell office:value-type="float" office:value="4.09">
            <text:p>4.0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.39">
            <text:p>5.39</text:p>
          </table:table-cell>
          <table:table-cell office:value-type="float" office:value="0">
            <text:p>0</text:p>
          </table:table-cell>
          <table:table-cell/>
          <table:table-cell office:value-type="float" office:value="0.52">
            <text:p>0.52</text:p>
          </table:table-cell>
          <table:table-cell office:value-type="float" office:value="0.16">
            <text:p>0.16</text:p>
          </table:table-cell>
          <table:table-cell office:value-type="float" office:value="1.5">
            <text:p>1.5</text:p>
          </table:table-cell>
          <table:table-cell/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/>
          <table:table-cell office:value-type="float" office:value="13.36">
            <text:p>13.36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6.78">
            <text:p>26.78</text:p>
          </table:table-cell>
          <table:table-cell office:value-type="float" office:value="7.56">
            <text:p>7.56</text:p>
          </table:table-cell>
          <table:table-cell office:value-type="float" office:value="0.57">
            <text:p>0.57</text:p>
          </table:table-cell>
          <table:table-cell office:value-type="float" office:value="0.98">
            <text:p>0.98</text:p>
          </table:table-cell>
          <table:table-cell office:value-type="float" office:value="9.27">
            <text:p>9.27</text:p>
          </table:table-cell>
          <table:table-cell/>
          <table:table-cell office:value-type="float" office:value="5.15">
            <text:p>5.15</text:p>
          </table:table-cell>
          <table:table-cell office:value-type="float" office:value="1.97">
            <text:p>1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16.16">
            <text:p>16.16</text:p>
          </table:table-cell>
          <table:table-cell office:value-type="float" office:value="3.35">
            <text:p>3.35</text:p>
          </table:table-cell>
          <table:table-cell office:value-type="float" office:value="3.93">
            <text:p>3.9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.48">
            <text:p>5.48</text:p>
          </table:table-cell>
          <table:table-cell office:value-type="float" office:value="0">
            <text:p>0</text:p>
          </table:table-cell>
          <table:table-cell/>
          <table:table-cell office:value-type="float" office:value="0.71">
            <text:p>0.71</text:p>
          </table:table-cell>
          <table:table-cell office:value-type="float" office:value="0.17">
            <text:p>0.17</text:p>
          </table:table-cell>
          <table:table-cell office:value-type="float" office:value="1.3">
            <text:p>1.3</text:p>
          </table:table-cell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15.4">
            <text:p>15.4</text:p>
          </table:table-cell>
          <table:table-cell office:value-type="float" office:value="1.34">
            <text:p>1.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table:number-columns-repeated="2"/>
          <table:table-cell office:value-type="float" office:value="0.21">
            <text:p>0.21</text:p>
          </table:table-cell>
          <table:table-cell/>
          <table:table-cell office:value-type="float" office:value="0">
            <text:p>0</text:p>
          </table:table-cell>
          <table:table-cell office:value-type="float" office:value="28.76">
            <text:p>28.76</text:p>
          </table:table-cell>
          <table:table-cell office:value-type="float" office:value="6.2">
            <text:p>6.2</text:p>
          </table:table-cell>
          <table:table-cell office:value-type="float" office:value="0.46">
            <text:p>0.46</text:p>
          </table:table-cell>
          <table:table-cell office:value-type="float" office:value="0.75">
            <text:p>0.75</text:p>
          </table:table-cell>
          <table:table-cell office:value-type="float" office:value="8.08">
            <text:p>8.08</text:p>
          </table:table-cell>
          <table:table-cell/>
          <table:table-cell office:value-type="float" office:value="4.14">
            <text:p>4.14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6.23">
            <text:p>16.23</text:p>
          </table:table-cell>
          <table:table-cell office:value-type="float" office:value="2.45">
            <text:p>2.45</text:p>
          </table:table-cell>
          <table:table-cell office:value-type="float" office:value="4.19">
            <text:p>4.19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/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1.29">
            <text:p>1.29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7">
            <text:p>0.07</text:p>
          </table:table-cell>
          <table:table-cell/>
          <table:table-cell office:value-type="float" office:value="16.56">
            <text:p>16.56</text:p>
          </table:table-cell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79">
            <text:p>30.79</text:p>
          </table:table-cell>
          <table:table-cell office:value-type="float" office:value="4.21">
            <text:p>4.21</text:p>
          </table:table-cell>
          <table:table-cell office:value-type="float" office:value="0.43">
            <text:p>0.43</text:p>
          </table:table-cell>
          <table:table-cell office:value-type="float" office:value="1.29">
            <text:p>1.29</text:p>
          </table:table-cell>
          <table:table-cell office:value-type="float" office:value="6.13">
            <text:p>6.13</text:p>
          </table:table-cell>
          <table:table-cell/>
          <table:table-cell office:value-type="float" office:value="4.31">
            <text:p>4.31</text:p>
          </table:table-cell>
          <table:table-cell office:value-type="float" office:value="2.07">
            <text:p>2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">
            <text:p>0.1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1.91">
            <text:p>1.91</text:p>
          </table:table-cell>
          <table:table-cell office:value-type="float" office:value="4.74">
            <text:p>4.7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66">
            <text:p>4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4">
            <text:p>0.44</text:p>
          </table:table-cell>
          <table:table-cell office:value-type="float" office:value="0.16">
            <text:p>0.16</text:p>
          </table:table-cell>
          <table:table-cell office:value-type="float" office:value="1.02">
            <text:p>1.02</text:p>
          </table:table-cell>
          <table:table-cell/>
          <table:table-cell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/>
          <table:table-cell office:value-type="float" office:value="18.43">
            <text:p>18.43</text:p>
          </table:table-cell>
          <table:table-cell office:value-type="float" office:value="1.56">
            <text:p>1.5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4">
            <text:p>0.24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72">
            <text:p>31.72</text:p>
          </table:table-cell>
          <table:table-cell office:value-type="float" office:value="3.33">
            <text:p>3.33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5.94">
            <text:p>5.94</text:p>
          </table:table-cell>
          <table:table-cell/>
          <table:table-cell office:value-type="float" office:value="4.19">
            <text:p>4.19</text:p>
          </table:table-cell>
          <table:table-cell office:value-type="float" office:value="2.23">
            <text:p>2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6.41">
            <text:p>16.41</text:p>
          </table:table-cell>
          <table:table-cell office:value-type="float" office:value="1.89">
            <text:p>1.89</text:p>
          </table:table-cell>
          <table:table-cell office:value-type="float" office:value="4.76">
            <text:p>4.7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23">
            <text:p>4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/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/>
          <table:table-cell office:value-type="float" office:value="19.41">
            <text:p>19.4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2.65">
            <text:p>32.65</text:p>
          </table:table-cell>
          <table:table-cell office:value-type="float" office:value="3.77">
            <text:p>3.77</text:p>
          </table:table-cell>
          <table:table-cell office:value-type="float" office:value="0.36">
            <text:p>0.36</text:p>
          </table:table-cell>
          <table:table-cell office:value-type="float" office:value="0.81">
            <text:p>0.81</text:p>
          </table:table-cell>
          <table:table-cell office:value-type="float" office:value="4.17">
            <text:p>4.17</text:p>
          </table:table-cell>
          <table:table-cell/>
          <table:table-cell office:value-type="float" office:value="3.82">
            <text:p>3.82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1.47">
            <text:p>1.47</text:p>
          </table:table-cell>
          <table:table-cell office:value-type="float" office:value="5.3">
            <text:p>5.3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78">
            <text:p>4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9">
            <text:p>0.19</text:p>
          </table:table-cell>
          <table:table-cell office:value-type="float" office:value="0.7">
            <text:p>0.7</text:p>
          </table:table-cell>
          <table:table-cell/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63">
            <text:p>18.63</text:p>
          </table:table-cell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.15">
            <text:p>0.15</text:p>
          </table:table-cell>
          <table:table-cell/>
          <table:table-cell office:value-type="float" office:value="0">
            <text:p>0</text:p>
          </table:table-cell>
          <table:table-cell office:value-type="float" office:value="33.05">
            <text:p>33.05</text:p>
          </table:table-cell>
          <table:table-cell office:value-type="float" office:value="2.79">
            <text:p>2.79</text:p>
          </table:table-cell>
          <table:table-cell office:value-type="float" office:value="0.55">
            <text:p>0.55</text:p>
          </table:table-cell>
          <table:table-cell office:value-type="float" office:value="0.62">
            <text:p>0.62</text:p>
          </table:table-cell>
          <table:table-cell office:value-type="float" office:value="3.56">
            <text:p>3.56</text:p>
          </table:table-cell>
          <table:table-cell/>
          <table:table-cell office:value-type="float" office:value="4.46">
            <text:p>4.46</text:p>
          </table:table-cell>
          <table:table-cell office:value-type="float" office:value="2.35">
            <text:p>2.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8.12">
            <text:p>18.12</text:p>
          </table:table-cell>
          <table:table-cell office:value-type="float" office:value="1.24">
            <text:p>1.24</text:p>
          </table:table-cell>
          <table:table-cell office:value-type="float" office:value="4.36">
            <text:p>4.36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/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0.94">
            <text:p>0.94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/>
          <table:table-cell office:value-type="float" office:value="19.77">
            <text:p>19.77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34.38">
            <text:p>34.38</text:p>
          </table:table-cell>
          <table:table-cell office:value-type="float" office:value="2.48">
            <text:p>2.48</text:p>
          </table:table-cell>
          <table:table-cell office:value-type="float" office:value="0.42">
            <text:p>0.42</text:p>
          </table:table-cell>
          <table:table-cell office:value-type="float" office:value="0.61">
            <text:p>0.61</text:p>
          </table:table-cell>
          <table:table-cell office:value-type="float" office:value="2.81">
            <text:p>2.81</text:p>
          </table:table-cell>
          <table:table-cell/>
          <table:table-cell office:value-type="float" office:value="4.29">
            <text:p>4.29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6.96">
            <text:p>16.96</text:p>
          </table:table-cell>
          <table:table-cell office:value-type="float" office:value="1.92">
            <text:p>1.92</text:p>
          </table:table-cell>
          <table:table-cell office:value-type="float" office:value="4.76">
            <text:p>4.7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/>
          <table:table-cell office:value-type="float" office:value="0.65">
            <text:p>0.65</text:p>
          </table:table-cell>
          <table:table-cell office:value-type="float" office:value="0.13">
            <text:p>0.13</text:p>
          </table:table-cell>
          <table:table-cell office:value-type="float" office:value="1.11">
            <text:p>1.11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float" office:value="18.73">
            <text:p>18.73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32.51">
            <text:p>32.51</text:p>
          </table:table-cell>
          <table:table-cell office:value-type="float" office:value="4.29">
            <text:p>4.29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2.24">
            <text:p>2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1.84">
            <text:p>1.84</text:p>
          </table:table-cell>
          <table:table-cell office:value-type="float" office:value="4.6">
            <text:p>4.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26">
            <text:p>4.26</text:p>
          </table:table-cell>
          <table:table-cell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14">
            <text:p>0.14</text:p>
          </table:table-cell>
          <table:table-cell office:value-type="float" office:value="1.05">
            <text:p>1.05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/>
          <table:table-cell office:value-type="float" office:value="19.44">
            <text:p>19.4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8">
            <text:p>0.28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3.41">
            <text:p>3.4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4.21">
            <text:p>4.21</text:p>
          </table:table-cell>
          <table:table-cell/>
          <table:table-cell office:value-type="float" office:value="3.49">
            <text:p>3.49</text:p>
          </table:table-cell>
          <table:table-cell office:value-type="float" office:value="2.78">
            <text:p>2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6.51">
            <text:p>16.51</text:p>
          </table:table-cell>
          <table:table-cell office:value-type="float" office:value="3.32">
            <text:p>3.32</text:p>
          </table:table-cell>
          <table:table-cell office:value-type="float" office:value="5.17">
            <text:p>5.1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.43">
            <text:p>3.43</text:p>
          </table:table-cell>
          <table:table-cell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8.24">
            <text:p>18.24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float" office:value="0.03">
            <text:p>0.03</text:p>
          </table:table-cell>
          <table:table-cell office:value-type="float" office:value="31.01">
            <text:p>31.01</text:p>
          </table:table-cell>
          <table:table-cell office:value-type="float" office:value="6.14">
            <text:p>6.14</text:p>
          </table:table-cell>
          <table:table-cell office:value-type="float" office:value="0.21">
            <text:p>0.21</text:p>
          </table:table-cell>
          <table:table-cell office:value-type="float" office:value="0.61">
            <text:p>0.61</text:p>
          </table:table-cell>
          <table:table-cell office:value-type="float" office:value="5.93">
            <text:p>5.93</text:p>
          </table:table-cell>
          <table:table-cell/>
          <table:table-cell office:value-type="float" office:value="3.09">
            <text:p>3.09</text:p>
          </table:table-cell>
          <table:table-cell office:value-type="float" office:value="2.11">
            <text:p>2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7.43">
            <text:p>17.43</text:p>
          </table:table-cell>
          <table:table-cell office:value-type="float" office:value="3.03">
            <text:p>3.03</text:p>
          </table:table-cell>
          <table:table-cell office:value-type="float" office:value="4.51">
            <text:p>4.5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18">
            <text:p>3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09">
            <text:p>0.09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office:value-type="float" office:value="18.03">
            <text:p>18.03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">
            <text:p>0.23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/>
          <table:table-cell office:value-type="float" office:value="0.04">
            <text:p>0.04</text:p>
          </table:table-cell>
          <table:table-cell office:value-type="float" office:value="31.8">
            <text:p>31.8</text:p>
          </table:table-cell>
          <table:table-cell office:value-type="float" office:value="6.02">
            <text:p>6.02</text:p>
          </table:table-cell>
          <table:table-cell office:value-type="float" office:value="0.36">
            <text:p>0.36</text:p>
          </table:table-cell>
          <table:table-cell office:value-type="float" office:value="0.55">
            <text:p>0.55</text:p>
          </table:table-cell>
          <table:table-cell office:value-type="float" office:value="5.59">
            <text:p>5.59</text:p>
          </table:table-cell>
          <table:table-cell/>
          <table:table-cell office:value-type="float" office:value="2.83">
            <text:p>2.83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7.18">
            <text:p>17.18</text:p>
          </table:table-cell>
          <table:table-cell office:value-type="float" office:value="2.62">
            <text:p>2.62</text:p>
          </table:table-cell>
          <table:table-cell office:value-type="float" office:value="4.93">
            <text:p>4.9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07">
            <text:p>3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/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/>
          <table:table-cell office:value-type="float" office:value="19.38">
            <text:p>19.38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0.03">
            <text:p>0.03</text:p>
          </table:table-cell>
          <table:table-cell office:value-type="float" office:value="33.13">
            <text:p>33.13</text:p>
          </table:table-cell>
          <table:table-cell office:value-type="float" office:value="4.6">
            <text:p>4.6</text:p>
          </table:table-cell>
          <table:table-cell office:value-type="float" office:value="0.32">
            <text:p>0.32</text:p>
          </table:table-cell>
          <table:table-cell office:value-type="float" office:value="0.56">
            <text:p>0.56</text:p>
          </table:table-cell>
          <table:table-cell office:value-type="float" office:value="4.78">
            <text:p>4.78</text:p>
          </table:table-cell>
          <table:table-cell/>
          <table:table-cell office:value-type="float" office:value="2.99">
            <text:p>2.99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7.06">
            <text:p>17.06</text:p>
          </table:table-cell>
          <table:table-cell office:value-type="float" office:value="1.96">
            <text:p>1.96</text:p>
          </table:table-cell>
          <table:table-cell office:value-type="float" office:value="5.09">
            <text:p>5.09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/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float" office:value="19.61">
            <text:p>19.6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4">
            <text:p>0.14</text:p>
          </table:table-cell>
          <table:table-cell/>
          <table:table-cell office:value-type="float" office:value="0.03">
            <text:p>0.03</text:p>
          </table:table-cell>
          <table:table-cell office:value-type="float" office:value="34.44">
            <text:p>34.44</text:p>
          </table:table-cell>
          <table:table-cell office:value-type="float" office:value="4.6">
            <text:p>4.6</text:p>
          </table:table-cell>
          <table:table-cell office:value-type="float" office:value="0.24">
            <text:p>0.24</text:p>
          </table:table-cell>
          <table:table-cell office:value-type="float" office:value="0.54">
            <text:p>0.54</text:p>
          </table:table-cell>
          <table:table-cell office:value-type="float" office:value="4.33">
            <text:p>4.33</text:p>
          </table:table-cell>
          <table:table-cell/>
          <table:table-cell office:value-type="float" office:value="3.22">
            <text:p>3.22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7.61">
            <text:p>17.61</text:p>
          </table:table-cell>
          <table:table-cell office:value-type="float" office:value="2.1">
            <text:p>2.1</text:p>
          </table:table-cell>
          <table:table-cell office:value-type="float" office:value="5.06">
            <text:p>5.0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.18">
            <text:p>3.18</text:p>
          </table:table-cell>
          <table:table-cell office:value-type="float" office:value="0">
            <text:p>0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7">
            <text:p>0.07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office:value-type="float" office:value="19.5">
            <text:p>19.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0.13">
            <text:p>0.13</text:p>
          </table:table-cell>
          <table:table-cell/>
          <table:table-cell office:value-type="float" office:value="0.03">
            <text:p>0.03</text:p>
          </table:table-cell>
          <table:table-cell office:value-type="float" office:value="34.52">
            <text:p>34.52</text:p>
          </table:table-cell>
          <table:table-cell office:value-type="float" office:value="4.27">
            <text:p>4.27</text:p>
          </table:table-cell>
          <table:table-cell office:value-type="float" office:value="0.32">
            <text:p>0.32</text:p>
          </table:table-cell>
          <table:table-cell office:value-type="float" office:value="0.53">
            <text:p>0.53</text:p>
          </table:table-cell>
          <table:table-cell office:value-type="float" office:value="3.9">
            <text:p>3.9</text:p>
          </table:table-cell>
          <table:table-cell/>
          <table:table-cell office:value-type="float" office:value="2.99">
            <text:p>2.99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7.82">
            <text:p>17.82</text:p>
          </table:table-cell>
          <table:table-cell office:value-type="float" office:value="1.95">
            <text:p>1.95</text:p>
          </table:table-cell>
          <table:table-cell office:value-type="float" office:value="5.31">
            <text:p>5.3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/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20.52">
            <text:p>20.52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9">
            <text:p>0.19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35.38">
            <text:p>35.38</text:p>
          </table:table-cell>
          <table:table-cell office:value-type="float" office:value="3.65">
            <text:p>3.6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3.45">
            <text:p>3.45</text:p>
          </table:table-cell>
          <table:table-cell/>
          <table:table-cell office:value-type="float" office:value="2.57">
            <text:p>2.57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7.56">
            <text:p>17.56</text:p>
          </table:table-cell>
          <table:table-cell office:value-type="float" office:value="1.61">
            <text:p>1.61</text:p>
          </table:table-cell>
          <table:table-cell office:value-type="float" office:value="5.4">
            <text:p>5.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20.57">
            <text:p>20.57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5.93">
            <text:p>35.93</text:p>
          </table:table-cell>
          <table:table-cell office:value-type="float" office:value="3.14">
            <text:p>3.1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3.03">
            <text:p>3.03</text:p>
          </table:table-cell>
          <table:table-cell/>
          <table:table-cell office:value-type="float" office:value="2.65">
            <text:p>2.65</text:p>
          </table:table-cell>
          <table:table-cell office:value-type="float" office:value="2.72">
            <text:p>2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8.47">
            <text:p>18.47</text:p>
          </table:table-cell>
          <table:table-cell office:value-type="float" office:value="1.38">
            <text:p>1.38</text:p>
          </table:table-cell>
          <table:table-cell office:value-type="float" office:value="5.23">
            <text:p>5.2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/>
          <table:table-cell office:value-type="float" office:value="20.81">
            <text:p>20.8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6.29">
            <text:p>36.29</text:p>
          </table:table-cell>
          <table:table-cell office:value-type="float" office:value="2.85">
            <text:p>2.85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2.79">
            <text:p>2.79</text:p>
          </table:table-cell>
          <table:table-cell/>
          <table:table-cell office:value-type="float" office:value="2.72">
            <text:p>2.72</text:p>
          </table:table-cell>
          <table:table-cell office:value-type="float" office:value="2.78">
            <text:p>2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1.16">
            <text:p>1.16</text:p>
          </table:table-cell>
          <table:table-cell office:value-type="float" office:value="5.27">
            <text:p>5.2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7">
            <text:p>0.07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/>
          <table:table-cell office:value-type="float" office:value="21">
            <text:p>21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/>
          <table:table-cell office:value-type="float" office:value="0.02">
            <text:p>0.02</text:p>
          </table:table-cell>
          <table:table-cell office:value-type="float" office:value="36.96">
            <text:p>36.96</text:p>
          </table:table-cell>
          <table:table-cell office:value-type="float" office:value="2.64">
            <text:p>2.64</text:p>
          </table:table-cell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2.35">
            <text:p>2.35</text:p>
          </table:table-cell>
          <table:table-cell/>
          <table:table-cell office:value-type="float" office:value="2.48">
            <text:p>2.48</text:p>
          </table:table-cell>
          <table:table-cell office:value-type="float" office:value="2.93">
            <text:p>2.93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8.67">
            <text:p>18.67</text:p>
          </table:table-cell>
          <table:table-cell office:value-type="float" office:value="1.17">
            <text:p>1.17</text:p>
          </table:table-cell>
          <table:table-cell office:value-type="float" office:value="5.34">
            <text:p>5.34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9">
            <text:p>0.09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/>
          <table:table-cell office:value-type="float" office:value="21.44">
            <text:p>21.44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/>
          <table:table-cell office:value-type="float" office:value="0.01">
            <text:p>0.01</text:p>
          </table:table-cell>
          <table:table-cell office:value-type="float" office:value="37.18">
            <text:p>37.18</text:p>
          </table:table-cell>
          <table:table-cell office:value-type="float" office:value="2.33">
            <text:p>2.33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2.29">
            <text:p>2.29</text:p>
          </table:table-cell>
          <table:table-cell/>
          <table:table-cell office:value-type="float" office:value="2.58">
            <text:p>2.58</text:p>
          </table:table-cell>
          <table:table-cell office:value-type="float" office:value="2.85">
            <text:p>2.8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8.49">
            <text:p>18.49</text:p>
          </table:table-cell>
          <table:table-cell office:value-type="float" office:value="0.99">
            <text:p>0.99</text:p>
          </table:table-cell>
          <table:table-cell office:value-type="float" office:value="5.48">
            <text:p>5.48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office:value-type="float" office:value="21.61">
            <text:p>21.61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7.9">
            <text:p>37.9</text:p>
          </table:table-cell>
          <table:table-cell office:value-type="float" office:value="2.07">
            <text:p>2.07</text:p>
          </table:table-cell>
          <table:table-cell office:value-type="float" office:value="0.25">
            <text:p>0.25</text:p>
          </table:table-cell>
          <table:table-cell office:value-type="float" office:value="0.38">
            <text:p>0.38</text:p>
          </table:table-cell>
          <table:table-cell office:value-type="float" office:value="1.99">
            <text:p>1.99</text:p>
          </table:table-cell>
          <table:table-cell/>
          <table:table-cell office:value-type="float" office:value="2.38">
            <text:p>2.38</text:p>
          </table:table-cell>
          <table:table-cell office:value-type="float" office:value="2.98">
            <text:p>2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8.84">
            <text:p>18.84</text:p>
          </table:table-cell>
          <table:table-cell office:value-type="float" office:value="0.95">
            <text:p>0.95</text:p>
          </table:table-cell>
          <table:table-cell office:value-type="float" office:value="5.39">
            <text:p>5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65">
            <text:p>2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8">
            <text:p>0.08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/>
          <table:table-cell office:value-type="float" office:value="21.72">
            <text:p>21.72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8.08">
            <text:p>38.08</text:p>
          </table:table-cell>
          <table:table-cell office:value-type="float" office:value="1.88">
            <text:p>1.88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1.96">
            <text:p>1.96</text:p>
          </table:table-cell>
          <table:table-cell/>
          <table:table-cell office:value-type="float" office:value="2.4">
            <text:p>2.4</text:p>
          </table:table-cell>
          <table:table-cell office:value-type="float" office:value="2.85">
            <text:p>2.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9.15">
            <text:p>19.15</text:p>
          </table:table-cell>
          <table:table-cell office:value-type="float" office:value="0.86">
            <text:p>0.86</text:p>
          </table:table-cell>
          <table:table-cell office:value-type="float" office:value="5.43">
            <text:p>5.4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6">
            <text:p>0.06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/>
          <table:table-cell office:value-type="float" office:value="21.98">
            <text:p>21.98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float" office:value="0.11">
            <text:p>0.11</text:p>
          </table:table-cell>
          <table:table-cell/>
          <table:table-cell office:value-type="float" office:value="0.01">
            <text:p>0.01</text:p>
          </table:table-cell>
          <table:table-cell office:value-type="float" office:value="38.07">
            <text:p>38.07</text:p>
          </table:table-cell>
          <table:table-cell office:value-type="float" office:value="1.79">
            <text:p>1.79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1.68">
            <text:p>1.68</text:p>
          </table:table-cell>
          <table:table-cell/>
          <table:table-cell office:value-type="float" office:value="2.46">
            <text:p>2.46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1.41">
            <text:p>1.41</text:p>
          </table:table-cell>
          <table:table-cell office:value-type="float" office:value="5.12">
            <text:p>5.1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/>
          <table:table-cell office:value-type="float" office:value="21.77">
            <text:p>21.77</text:p>
          </table:table-cell>
          <table:table-cell office:value-type="float" office:value="0.63">
            <text:p>0.63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7.21">
            <text:p>37.21</text:p>
          </table:table-cell>
          <table:table-cell office:value-type="float" office:value="2.66">
            <text:p>2.66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 office:value-type="float" office:value="2.22">
            <text:p>2.22</text:p>
          </table:table-cell>
          <table:table-cell/>
          <table:table-cell office:value-type="float" office:value="2.33">
            <text:p>2.33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8.89">
            <text:p>18.89</text:p>
          </table:table-cell>
          <table:table-cell office:value-type="float" office:value="1.18">
            <text:p>1.18</text:p>
          </table:table-cell>
          <table:table-cell office:value-type="float" office:value="5.44">
            <text:p>5.4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44">
            <text:p>2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.63">
            <text:p>0.63</text:p>
          </table:table-cell>
          <table:table-cell/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float" office:value="21.9">
            <text:p>21.9</text:p>
          </table:table-cell>
          <table:table-cell office:value-type="float" office:value="0.54">
            <text:p>0.5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7.49">
            <text:p>37.49</text:p>
          </table:table-cell>
          <table:table-cell office:value-type="float" office:value="2.48">
            <text:p>2.48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 office:value-type="float" office:value="1.98">
            <text:p>1.98</text:p>
          </table:table-cell>
          <table:table-cell/>
          <table:table-cell office:value-type="float" office:value="2.09">
            <text:p>2.09</text:p>
          </table:table-cell>
          <table:table-cell office:value-type="float" office:value="2.94">
            <text:p>2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26">
            <text:p>19.26</text:p>
          </table:table-cell>
          <table:table-cell office:value-type="float" office:value="1.14">
            <text:p>1.14</text:p>
          </table:table-cell>
          <table:table-cell office:value-type="float" office:value="5.46">
            <text:p>5.46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/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21.98">
            <text:p>21.98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/>
          <table:table-cell office:value-type="float" office:value="0.01">
            <text:p>0.01</text:p>
          </table:table-cell>
          <table:table-cell office:value-type="float" office:value="37.67">
            <text:p>37.67</text:p>
          </table:table-cell>
          <table:table-cell office:value-type="float" office:value="2.17">
            <text:p>2.17</text:p>
          </table:table-cell>
          <table:table-cell office:value-type="float" office:value="0.27">
            <text:p>0.27</text:p>
          </table:table-cell>
          <table:table-cell office:value-type="float" office:value="0.38">
            <text:p>0.38</text:p>
          </table:table-cell>
          <table:table-cell office:value-type="float" office:value="1.87">
            <text:p>1.87</text:p>
          </table:table-cell>
          <table:table-cell/>
          <table:table-cell office:value-type="float" office:value="2.11">
            <text:p>2.11</text:p>
          </table:table-cell>
          <table:table-cell office:value-type="float" office:value="2.81">
            <text:p>2.8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8.93">
            <text:p>18.93</text:p>
          </table:table-cell>
          <table:table-cell office:value-type="float" office:value="1.08">
            <text:p>1.08</text:p>
          </table:table-cell>
          <table:table-cell office:value-type="float" office:value="5.51">
            <text:p>5.5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/>
          <table:table-cell office:value-type="float" office:value="22.35">
            <text:p>22.35</text:p>
          </table:table-cell>
          <table:table-cell office:value-type="float" office:value="0.57">
            <text:p>0.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/>
          <table:table-cell office:value-type="float" office:value="0.01">
            <text:p>0.01</text:p>
          </table:table-cell>
          <table:table-cell office:value-type="float" office:value="37.99">
            <text:p>37.99</text:p>
          </table:table-cell>
          <table:table-cell office:value-type="float" office:value="2.13">
            <text:p>2.13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1.76">
            <text:p>1.76</text:p>
          </table:table-cell>
          <table:table-cell/>
          <table:table-cell office:value-type="float" office:value="2.04">
            <text:p>2.04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8.92">
            <text:p>18.92</text:p>
          </table:table-cell>
          <table:table-cell office:value-type="float" office:value="0.98">
            <text:p>0.98</text:p>
          </table:table-cell>
          <table:table-cell office:value-type="float" office:value="5.52">
            <text:p>5.5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41">
            <text:p>22.41</text:p>
          </table:table-cell>
          <table:table-cell office:value-type="float" office:value="0.56">
            <text:p>0.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8.63">
            <text:p>38.63</text:p>
          </table:table-cell>
          <table:table-cell office:value-type="float" office:value="1.89">
            <text:p>1.89</text:p>
          </table:table-cell>
          <table:table-cell office:value-type="float" office:value="0.22">
            <text:p>0.22</text:p>
          </table:table-cell>
          <table:table-cell office:value-type="float" office:value="0.36">
            <text:p>0.36</text:p>
          </table:table-cell>
          <table:table-cell office:value-type="float" office:value="1.55">
            <text:p>1.55</text:p>
          </table:table-cell>
          <table:table-cell/>
          <table:table-cell office:value-type="float" office:value="1.93">
            <text:p>1.93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09">
            <text:p>19.09</text:p>
          </table:table-cell>
          <table:table-cell office:value-type="float" office:value="0.87">
            <text:p>0.87</text:p>
          </table:table-cell>
          <table:table-cell office:value-type="float" office:value="5.52">
            <text:p>5.5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7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/>
          <table:table-cell office:value-type="float" office:value="22.53">
            <text:p>22.53</text:p>
          </table:table-cell>
          <table:table-cell office:value-type="float" office:value="0.57">
            <text:p>0.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8.79">
            <text:p>38.7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48">
            <text:p>1.48</text:p>
          </table:table-cell>
          <table:table-cell/>
          <table:table-cell office:value-type="float" office:value="1.99">
            <text:p>1.99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45">
            <text:p>19.45</text:p>
          </table:table-cell>
          <table:table-cell office:value-type="float" office:value="0.76">
            <text:p>0.76</text:p>
          </table:table-cell>
          <table:table-cell office:value-type="float" office:value="5.55">
            <text:p>5.55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0.51">
            <text:p>0.51</text:p>
          </table:table-cell>
          <table:table-cell/>
          <table:table-cell office:value-type="float" office:value="0.16">
            <text:p>0.16</text:p>
          </table:table-cell>
          <table:table-cell table:number-columns-repeated="7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float" office:value="22.42">
            <text:p>22.42</text:p>
          </table:table-cell>
          <table:table-cell office:value-type="float" office:value="0.56">
            <text:p>0.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39.16">
            <text:p>39.16</text:p>
          </table:table-cell>
          <table:table-cell office:value-type="float" office:value="1.51">
            <text:p>1.51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1.36">
            <text:p>1.36</text:p>
          </table:table-cell>
          <table:table-cell/>
          <table:table-cell office:value-type="float" office:value="1.84">
            <text:p>1.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61">
            <text:p>19.61</text:p>
          </table:table-cell>
          <table:table-cell office:value-type="float" office:value="0.77">
            <text:p>0.77</text:p>
          </table:table-cell>
          <table:table-cell office:value-type="float" office:value="5.58">
            <text:p>5.58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6">
            <text:p>0.06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45">
            <text:p>22.45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39.43">
            <text:p>39.43</text:p>
          </table:table-cell>
          <table:table-cell office:value-type="float" office:value="1.47">
            <text:p>1.47</text:p>
          </table:table-cell>
          <table:table-cell office:value-type="float" office:value="0.19">
            <text:p>0.19</text:p>
          </table:table-cell>
          <table:table-cell office:value-type="float" office:value="0.32">
            <text:p>0.32</text:p>
          </table:table-cell>
          <table:table-cell office:value-type="float" office:value="1.27">
            <text:p>1.27</text:p>
          </table:table-cell>
          <table:table-cell/>
          <table:table-cell office:value-type="float" office:value="1.83">
            <text:p>1.83</text:p>
          </table:table-cell>
          <table:table-cell office:value-type="float" office:value="2.86">
            <text:p>2.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9.48">
            <text:p>19.48</text:p>
          </table:table-cell>
          <table:table-cell office:value-type="float" office:value="0.72">
            <text:p>0.72</text:p>
          </table:table-cell>
          <table:table-cell office:value-type="float" office:value="5.57">
            <text:p>5.5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64">
            <text:p>22.64</text:p>
          </table:table-cell>
          <table:table-cell office:value-type="float" office:value="0.51">
            <text:p>0.5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1.43">
            <text:p>1.43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1.21">
            <text:p>1.21</text:p>
          </table:table-cell>
          <table:table-cell/>
          <table:table-cell office:value-type="float" office:value="1.76">
            <text:p>1.76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23">
            <text:p>19.23</text:p>
          </table:table-cell>
          <table:table-cell office:value-type="float" office:value="1.28">
            <text:p>1.28</text:p>
          </table:table-cell>
          <table:table-cell office:value-type="float" office:value="5.46">
            <text:p>5.4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5">
            <text:p>0.05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  <table:table-cell office:value-type="float" office:value="22.14">
            <text:p>22.14</text:p>
          </table:table-cell>
          <table:table-cell office:value-type="float" office:value="0.51">
            <text:p>0.5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38.78">
            <text:p>38.78</text:p>
          </table:table-cell>
          <table:table-cell office:value-type="float" office:value="2.19">
            <text:p>2.19</text:p>
          </table:table-cell>
          <table:table-cell office:value-type="float" office:value="0.17">
            <text:p>0.17</text:p>
          </table:table-cell>
          <table:table-cell office:value-type="float" office:value="0.3">
            <text:p>0.3</text:p>
          </table:table-cell>
          <table:table-cell office:value-type="float" office:value="1.55">
            <text:p>1.55</text:p>
          </table:table-cell>
          <table:table-cell/>
          <table:table-cell office:value-type="float" office:value="1.74">
            <text:p>1.74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1">
            <text:p>19.51</text:p>
          </table:table-cell>
          <table:table-cell office:value-type="float" office:value="1.11">
            <text:p>1.11</text:p>
          </table:table-cell>
          <table:table-cell office:value-type="float" office:value="5.57">
            <text:p>5.5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6">
            <text:p>0.06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03">
            <text:p>22.03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38.94">
            <text:p>38.94</text:p>
          </table:table-cell>
          <table:table-cell office:value-type="float" office:value="2.2">
            <text:p>2.2</text:p>
          </table:table-cell>
          <table:table-cell office:value-type="float" office:value="0.17">
            <text:p>0.17</text:p>
          </table:table-cell>
          <table:table-cell office:value-type="float" office:value="0.28">
            <text:p>0.28</text:p>
          </table:table-cell>
          <table:table-cell office:value-type="float" office:value="1.41">
            <text:p>1.41</text:p>
          </table:table-cell>
          <table:table-cell/>
          <table:table-cell office:value-type="float" office:value="1.66">
            <text:p>1.66</text:p>
          </table:table-cell>
          <table:table-cell office:value-type="float" office:value="3.02">
            <text:p>3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49">
            <text:p>19.49</text:p>
          </table:table-cell>
          <table:table-cell office:value-type="float" office:value="1.06">
            <text:p>1.06</text:p>
          </table:table-cell>
          <table:table-cell office:value-type="float" office:value="5.46">
            <text:p>5.4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float" office:value="22.2">
            <text:p>22.2</text:p>
          </table:table-cell>
          <table:table-cell office:value-type="float" office:value="0.53">
            <text:p>0.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1.97">
            <text:p>1.97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1.34">
            <text:p>1.34</text:p>
          </table:table-cell>
          <table:table-cell/>
          <table:table-cell office:value-type="float" office:value="1.59">
            <text:p>1.59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9">
            <text:p>19.59</text:p>
          </table:table-cell>
          <table:table-cell office:value-type="float" office:value="0.97">
            <text:p>0.97</text:p>
          </table:table-cell>
          <table:table-cell office:value-type="float" office:value="5.49">
            <text:p>5.4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/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float" office:value="22.05">
            <text:p>22.05</text:p>
          </table:table-cell>
          <table:table-cell office:value-type="float" office:value="0.46">
            <text:p>0.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39.68">
            <text:p>39.68</text:p>
          </table:table-cell>
          <table:table-cell office:value-type="float" office:value="1.81">
            <text:p>1.81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1.24">
            <text:p>1.24</text:p>
          </table:table-cell>
          <table:table-cell/>
          <table:table-cell office:value-type="float" office:value="1.69">
            <text:p>1.69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4">
            <text:p>19.54</text:p>
          </table:table-cell>
          <table:table-cell office:value-type="float" office:value="0.88">
            <text:p>0.88</text:p>
          </table:table-cell>
          <table:table-cell office:value-type="float" office:value="5.45">
            <text:p>5.4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2.29">
            <text:p>22.29</text:p>
          </table:table-cell>
          <table:table-cell office:value-type="float" office:value="0.49">
            <text:p>0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0.04">
            <text:p>40.04</text:p>
          </table:table-cell>
          <table:table-cell office:value-type="float" office:value="1.79">
            <text:p>1.79</text:p>
          </table:table-cell>
          <table:table-cell office:value-type="float" office:value="0.17">
            <text:p>0.17</text:p>
          </table:table-cell>
          <table:table-cell office:value-type="float" office:value="0.27">
            <text:p>0.27</text:p>
          </table:table-cell>
          <table:table-cell office:value-type="float" office:value="1.17">
            <text:p>1.17</text:p>
          </table:table-cell>
          <table:table-cell/>
          <table:table-cell office:value-type="float" office:value="1.6">
            <text:p>1.6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45">
            <text:p>19.45</text:p>
          </table:table-cell>
          <table:table-cell office:value-type="float" office:value="0.85">
            <text:p>0.85</text:p>
          </table:table-cell>
          <table:table-cell office:value-type="float" office:value="5.57">
            <text:p>5.5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float" office:value="22.26">
            <text:p>22.2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40.26">
            <text:p>40.26</text:p>
          </table:table-cell>
          <table:table-cell office:value-type="float" office:value="1.64">
            <text:p>1.64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1.11">
            <text:p>1.11</text:p>
          </table:table-cell>
          <table:table-cell/>
          <table:table-cell office:value-type="float" office:value="1.56">
            <text:p>1.56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7">
            <text:p>19.77</text:p>
          </table:table-cell>
          <table:table-cell office:value-type="float" office:value="0.77">
            <text:p>0.77</text:p>
          </table:table-cell>
          <table:table-cell office:value-type="float" office:value="5.42">
            <text:p>5.4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/>
          <table:table-cell office:value-type="float" office:value="22.31">
            <text:p>22.31</text:p>
          </table:table-cell>
          <table:table-cell office:value-type="float" office:value="0.45">
            <text:p>0.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40.62">
            <text:p>40.62</text:p>
          </table:table-cell>
          <table:table-cell office:value-type="float" office:value="1.53">
            <text:p>1.53</text:p>
          </table:table-cell>
          <table:table-cell office:value-type="float" office:value="0.16">
            <text:p>0.16</text:p>
          </table:table-cell>
          <table:table-cell office:value-type="float" office:value="0.28">
            <text:p>0.28</text:p>
          </table:table-cell>
          <table:table-cell office:value-type="float" office:value="0.99">
            <text:p>0.99</text:p>
          </table:table-cell>
          <table:table-cell/>
          <table:table-cell office:value-type="float" office:value="1.53">
            <text:p>1.53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.75">
            <text:p>0.75</text:p>
          </table:table-cell>
          <table:table-cell office:value-type="float" office:value="5.55">
            <text:p>5.5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  <table:table-cell office:value-type="float" office:value="22.36">
            <text:p>22.36</text:p>
          </table:table-cell>
          <table:table-cell office:value-type="float" office:value="0.42">
            <text:p>0.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1.39">
            <text:p>1.39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 office:value-type="float" office:value="0.97">
            <text:p>0.97</text:p>
          </table:table-cell>
          <table:table-cell/>
          <table:table-cell office:value-type="float" office:value="1.52">
            <text:p>1.5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6">
            <text:p>19.56</text:p>
          </table:table-cell>
          <table:table-cell office:value-type="float" office:value="0.7">
            <text:p>0.7</text:p>
          </table:table-cell>
          <table:table-cell office:value-type="float" office:value="5.47">
            <text:p>5.4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/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float" office:value="22.41">
            <text:p>22.41</text:p>
          </table:table-cell>
          <table:table-cell office:value-type="float" office:value="0.44">
            <text:p>0.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41.17">
            <text:p>41.17</text:p>
          </table:table-cell>
          <table:table-cell office:value-type="float" office:value="1.36">
            <text:p>1.36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/>
          <table:table-cell office:value-type="float" office:value="1.48">
            <text:p>1.48</text:p>
          </table:table-cell>
          <table:table-cell office:value-type="float" office:value="2.98">
            <text:p>2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6">
            <text:p>19.56</text:p>
          </table:table-cell>
          <table:table-cell office:value-type="float" office:value="0.63">
            <text:p>0.63</text:p>
          </table:table-cell>
          <table:table-cell office:value-type="float" office:value="5.52">
            <text:p>5.5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/>
          <table:table-cell office:value-type="float" office:value="22.37">
            <text:p>22.37</text:p>
          </table:table-cell>
          <table:table-cell office:value-type="float" office:value="0.42">
            <text:p>0.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1.42">
            <text:p>41.42</text:p>
          </table:table-cell>
          <table:table-cell office:value-type="float" office:value="1.25">
            <text:p>1.25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/>
          <table:table-cell office:value-type="float" office:value="1.42">
            <text:p>1.42</text:p>
          </table:table-cell>
          <table:table-cell office:value-type="float" office:value="3.02">
            <text:p>3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2">
            <text:p>19.72</text:p>
          </table:table-cell>
          <table:table-cell office:value-type="float" office:value="0.61">
            <text:p>0.61</text:p>
          </table:table-cell>
          <table:table-cell office:value-type="float" office:value="5.44">
            <text:p>5.4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51">
            <text:p>22.51</text:p>
          </table:table-cell>
          <table:table-cell office:value-type="float" office:value="0.42">
            <text:p>0.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1.65">
            <text:p>41.65</text:p>
          </table:table-cell>
          <table:table-cell office:value-type="float" office:value="1.21">
            <text:p>1.21</text:p>
          </table:table-cell>
          <table:table-cell office:value-type="float" office:value="0.16">
            <text:p>0.16</text:p>
          </table:table-cell>
          <table:table-cell office:value-type="float" office:value="0.21">
            <text:p>0.21</text:p>
          </table:table-cell>
          <table:table-cell office:value-type="float" office:value="0.76">
            <text:p>0.76</text:p>
          </table:table-cell>
          <table:table-cell/>
          <table:table-cell office:value-type="float" office:value="1.43">
            <text:p>1.43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1">
            <text:p>19.51</text:p>
          </table:table-cell>
          <table:table-cell office:value-type="float" office:value="0.56">
            <text:p>0.56</text:p>
          </table:table-cell>
          <table:table-cell office:value-type="float" office:value="5.51">
            <text:p>5.5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57">
            <text:p>22.57</text:p>
          </table:table-cell>
          <table:table-cell office:value-type="float" office:value="0.39">
            <text:p>0.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1.98">
            <text:p>41.98</text:p>
          </table:table-cell>
          <table:table-cell office:value-type="float" office:value="1.12">
            <text:p>1.12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74">
            <text:p>0.74</text:p>
          </table:table-cell>
          <table:table-cell/>
          <table:table-cell office:value-type="float" office:value="1.42">
            <text:p>1.42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3">
            <text:p>19.73</text:p>
          </table:table-cell>
          <table:table-cell office:value-type="float" office:value="0.53">
            <text:p>0.53</text:p>
          </table:table-cell>
          <table:table-cell office:value-type="float" office:value="5.6">
            <text:p>5.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/>
          <table:table-cell office:value-type="float" office:value="22.51">
            <text:p>22.51</text:p>
          </table:table-cell>
          <table:table-cell office:value-type="float" office:value="0.42">
            <text:p>0.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1.74">
            <text:p>41.74</text:p>
          </table:table-cell>
          <table:table-cell office:value-type="float" office:value="1.05">
            <text:p>1.05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72">
            <text:p>0.72</text:p>
          </table:table-cell>
          <table:table-cell/>
          <table:table-cell office:value-type="float" office:value="1.35">
            <text:p>1.35</text:p>
          </table:table-cell>
          <table:table-cell office:value-type="float" office:value="3.03">
            <text:p>3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67">
            <text:p>19.67</text:p>
          </table:table-cell>
          <table:table-cell office:value-type="float" office:value="0.53">
            <text:p>0.53</text:p>
          </table:table-cell>
          <table:table-cell office:value-type="float" office:value="5.48">
            <text:p>5.4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62">
            <text:p>22.62</text:p>
          </table:table-cell>
          <table:table-cell office:value-type="float" office:value="0.39">
            <text:p>0.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2.01">
            <text:p>42.01</text:p>
          </table:table-cell>
          <table:table-cell office:value-type="float" office:value="1.03">
            <text:p>1.03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67">
            <text:p>0.67</text:p>
          </table:table-cell>
          <table:table-cell/>
          <table:table-cell office:value-type="float" office:value="1.32">
            <text:p>1.32</text:p>
          </table:table-cell>
          <table:table-cell office:value-type="float" office:value="3.03">
            <text:p>3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5">
            <text:p>19.95</text:p>
          </table:table-cell>
          <table:table-cell office:value-type="float" office:value="0.52">
            <text:p>0.52</text:p>
          </table:table-cell>
          <table:table-cell office:value-type="float" office:value="5.49">
            <text:p>5.4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/>
          <table:table-cell office:value-type="float" office:value="22.54">
            <text:p>22.54</text:p>
          </table:table-cell>
          <table:table-cell office:value-type="float" office:value="0.34">
            <text:p>0.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2">
            <text:p>42.2</text:p>
          </table:table-cell>
          <table:table-cell office:value-type="float" office:value="0.91">
            <text:p>0.91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63">
            <text:p>0.63</text:p>
          </table:table-cell>
          <table:table-cell/>
          <table:table-cell office:value-type="float" office:value="1.34">
            <text:p>1.34</text:p>
          </table:table-cell>
          <table:table-cell office:value-type="float" office:value="2.98">
            <text:p>2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4">
            <text:p>19.74</text:p>
          </table:table-cell>
          <table:table-cell office:value-type="float" office:value="0.46">
            <text:p>0.46</text:p>
          </table:table-cell>
          <table:table-cell office:value-type="float" office:value="5.59">
            <text:p>5.5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22.42">
            <text:p>22.4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49">
            <text:p>42.49</text:p>
          </table:table-cell>
          <table:table-cell office:value-type="float" office:value="0.91">
            <text:p>0.9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0.6">
            <text:p>0.6</text:p>
          </table:table-cell>
          <table:table-cell/>
          <table:table-cell office:value-type="float" office:value="1.32">
            <text:p>1.32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6">
            <text:p>19.96</text:p>
          </table:table-cell>
          <table:table-cell office:value-type="float" office:value="0.45">
            <text:p>0.45</text:p>
          </table:table-cell>
          <table:table-cell office:value-type="float" office:value="5.43">
            <text:p>5.4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59">
            <text:p>22.59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47">
            <text:p>42.47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0.59">
            <text:p>0.59</text:p>
          </table:table-cell>
          <table:table-cell/>
          <table:table-cell office:value-type="float" office:value="1.27">
            <text:p>1.27</text:p>
          </table:table-cell>
          <table:table-cell office:value-type="float" office:value="3.03">
            <text:p>3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83">
            <text:p>19.83</text:p>
          </table:table-cell>
          <table:table-cell office:value-type="float" office:value="0.44">
            <text:p>0.44</text:p>
          </table:table-cell>
          <table:table-cell office:value-type="float" office:value="5.59">
            <text:p>5.5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71">
            <text:p>22.71</text:p>
          </table:table-cell>
          <table:table-cell office:value-type="float" office:value="0.38">
            <text:p>0.3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46">
            <text:p>42.46</text:p>
          </table:table-cell>
          <table:table-cell office:value-type="float" office:value="0.83">
            <text:p>0.83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/>
          <table:table-cell office:value-type="float" office:value="1.24">
            <text:p>1.24</text:p>
          </table:table-cell>
          <table:table-cell office:value-type="float" office:value="3.03">
            <text:p>3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.41">
            <text:p>0.41</text:p>
          </table:table-cell>
          <table:table-cell office:value-type="float" office:value="5.6">
            <text:p>5.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62">
            <text:p>22.62</text:p>
          </table:table-cell>
          <table:table-cell office:value-type="float" office:value="0.34">
            <text:p>0.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68">
            <text:p>42.68</text:p>
          </table:table-cell>
          <table:table-cell office:value-type="float" office:value="0.75">
            <text:p>0.75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0.53">
            <text:p>0.53</text:p>
          </table:table-cell>
          <table:table-cell/>
          <table:table-cell office:value-type="float" office:value="1.22">
            <text:p>1.22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85">
            <text:p>19.85</text:p>
          </table:table-cell>
          <table:table-cell office:value-type="float" office:value="0.38">
            <text:p>0.38</text:p>
          </table:table-cell>
          <table:table-cell office:value-type="float" office:value="5.58">
            <text:p>5.5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36">
            <text:p>0.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.93">
            <text:p>42.93</text:p>
          </table:table-cell>
          <table:table-cell office:value-type="float" office:value="0.74">
            <text:p>0.74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52">
            <text:p>0.52</text:p>
          </table:table-cell>
          <table:table-cell/>
          <table:table-cell office:value-type="float" office:value="1.22">
            <text:p>1.2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87">
            <text:p>19.87</text:p>
          </table:table-cell>
          <table:table-cell office:value-type="float" office:value="0.38">
            <text:p>0.38</text:p>
          </table:table-cell>
          <table:table-cell office:value-type="float" office:value="5.6">
            <text:p>5.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64">
            <text:p>22.64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2.91">
            <text:p>42.91</text:p>
          </table:table-cell>
          <table:table-cell office:value-type="float" office:value="0.69">
            <text:p>0.69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/>
          <table:table-cell office:value-type="float" office:value="1.19">
            <text:p>1.19</text:p>
          </table:table-cell>
          <table:table-cell office:value-type="float" office:value="3.07">
            <text:p>3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83">
            <text:p>19.83</text:p>
          </table:table-cell>
          <table:table-cell office:value-type="float" office:value="0.36">
            <text:p>0.36</text:p>
          </table:table-cell>
          <table:table-cell office:value-type="float" office:value="5.58">
            <text:p>5.5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69">
            <text:p>22.69</text:p>
          </table:table-cell>
          <table:table-cell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.16">
            <text:p>43.16</text:p>
          </table:table-cell>
          <table:table-cell office:value-type="float" office:value="0.67">
            <text:p>0.67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43">
            <text:p>0.43</text:p>
          </table:table-cell>
          <table:table-cell/>
          <table:table-cell office:value-type="float" office:value="1.16">
            <text:p>1.16</text:p>
          </table:table-cell>
          <table:table-cell office:value-type="float" office:value="3.03">
            <text:p>3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.35">
            <text:p>0.35</text:p>
          </table:table-cell>
          <table:table-cell office:value-type="float" office:value="5.52">
            <text:p>5.5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56">
            <text:p>22.56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.31">
            <text:p>43.31</text:p>
          </table:table-cell>
          <table:table-cell office:value-type="float" office:value="0.63">
            <text:p>0.63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/>
          <table:table-cell office:value-type="float" office:value="1.17">
            <text:p>1.17</text:p>
          </table:table-cell>
          <table:table-cell office:value-type="float" office:value="3.02">
            <text:p>3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4">
            <text:p>19.74</text:p>
          </table:table-cell>
          <table:table-cell office:value-type="float" office:value="0.51">
            <text:p>0.51</text:p>
          </table:table-cell>
          <table:table-cell office:value-type="float" office:value="5.53">
            <text:p>5.5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2.36">
            <text:p>22.36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.19">
            <text:p>43.19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52">
            <text:p>0.52</text:p>
          </table:table-cell>
          <table:table-cell/>
          <table:table-cell office:value-type="float" office:value="1.08">
            <text:p>1.08</text:p>
          </table:table-cell>
          <table:table-cell office:value-type="float" office:value="2.97">
            <text:p>2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4">
            <text:p>19.74</text:p>
          </table:table-cell>
          <table:table-cell office:value-type="float" office:value="0.5">
            <text:p>0.5</text:p>
          </table:table-cell>
          <table:table-cell office:value-type="float" office:value="5.53">
            <text:p>5.5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42">
            <text:p>22.42</text:p>
          </table:table-cell>
          <table:table-cell office:value-type="float" office:value="0.32">
            <text:p>0.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3.28">
            <text:p>43.28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0.51">
            <text:p>0.51</text:p>
          </table:table-cell>
          <table:table-cell/>
          <table:table-cell office:value-type="float" office:value="1.08">
            <text:p>1.08</text:p>
          </table:table-cell>
          <table:table-cell office:value-type="float" office:value="2.97">
            <text:p>2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76">
            <text:p>19.76</text:p>
          </table:table-cell>
          <table:table-cell office:value-type="float" office:value="0.45">
            <text:p>0.45</text:p>
          </table:table-cell>
          <table:table-cell office:value-type="float" office:value="5.51">
            <text:p>5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39">
            <text:p>22.39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.48">
            <text:p>43.48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49">
            <text:p>0.49</text:p>
          </table:table-cell>
          <table:table-cell/>
          <table:table-cell office:value-type="float" office:value="1.09">
            <text:p>1.09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4">
            <text:p>19.74</text:p>
          </table:table-cell>
          <table:table-cell office:value-type="float" office:value="0.44">
            <text:p>0.44</text:p>
          </table:table-cell>
          <table:table-cell office:value-type="float" office:value="5.5">
            <text:p>5.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41">
            <text:p>22.41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3.55">
            <text:p>43.55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/>
          <table:table-cell office:value-type="float" office:value="1.03">
            <text:p>1.03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65">
            <text:p>19.65</text:p>
          </table:table-cell>
          <table:table-cell office:value-type="float" office:value="0.43">
            <text:p>0.43</text:p>
          </table:table-cell>
          <table:table-cell office:value-type="float" office:value="5.51">
            <text:p>5.5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  <table:table-cell office:value-type="float" office:value="22.48">
            <text:p>22.48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3.72">
            <text:p>43.72</text:p>
          </table:table-cell>
          <table:table-cell office:value-type="float" office:value="0.79">
            <text:p>0.79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/>
          <table:table-cell office:value-type="float" office:value="1.08">
            <text:p>1.08</text:p>
          </table:table-cell>
          <table:table-cell office:value-type="float" office:value="2.98">
            <text:p>2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6">
            <text:p>19.76</text:p>
          </table:table-cell>
          <table:table-cell office:value-type="float" office:value="0.41">
            <text:p>0.41</text:p>
          </table:table-cell>
          <table:table-cell office:value-type="float" office:value="5.49">
            <text:p>5.4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  <table:table-cell office:value-type="float" office:value="22.41">
            <text:p>22.41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.75">
            <text:p>0.75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/>
          <table:table-cell office:value-type="float" office:value="1.04">
            <text:p>1.04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73">
            <text:p>19.73</text:p>
          </table:table-cell>
          <table:table-cell office:value-type="float" office:value="0.38">
            <text:p>0.38</text:p>
          </table:table-cell>
          <table:table-cell office:value-type="float" office:value="5.56">
            <text:p>5.5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4">
            <text:p>22.4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.72">
            <text:p>0.72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float" office:value="0.36">
            <text:p>0.36</text:p>
          </table:table-cell>
          <table:table-cell office:value-type="float" office:value="5.47">
            <text:p>5.4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  <table:table-cell office:value-type="float" office:value="22.26">
            <text:p>22.26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4.39">
            <text:p>44.39</text:p>
          </table:table-cell>
          <table:table-cell office:value-type="float" office:value="0.73">
            <text:p>0.73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/>
          <table:table-cell office:value-type="float" office:value="0.99">
            <text:p>0.99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65">
            <text:p>19.65</text:p>
          </table:table-cell>
          <table:table-cell office:value-type="float" office:value="0.36">
            <text:p>0.36</text:p>
          </table:table-cell>
          <table:table-cell office:value-type="float" office:value="5.44">
            <text:p>5.4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29">
            <text:p>22.29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4.56">
            <text:p>44.56</text:p>
          </table:table-cell>
          <table:table-cell office:value-type="float" office:value="0.69">
            <text:p>0.6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/>
          <table:table-cell office:value-type="float" office:value="0.97">
            <text:p>0.97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.34">
            <text:p>0.34</text:p>
          </table:table-cell>
          <table:table-cell office:value-type="float" office:value="5.4">
            <text:p>5.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2.58">
            <text:p>22.58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4.4">
            <text:p>44.4</text:p>
          </table:table-cell>
          <table:table-cell office:value-type="float" office:value="0.65">
            <text:p>0.6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/>
          <table:table-cell office:value-type="float" office:value="1">
            <text:p>1</text:p>
          </table:table-cell>
          <table:table-cell office:value-type="float" office:value="2.98">
            <text:p>2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9.63">
            <text:p>19.63</text:p>
          </table:table-cell>
          <table:table-cell office:value-type="float" office:value="0.32">
            <text:p>0.32</text:p>
          </table:table-cell>
          <table:table-cell office:value-type="float" office:value="5.44">
            <text:p>5.4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/>
          <table:table-cell office:value-type="float" office:value="22.28">
            <text:p>22.28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4.79">
            <text:p>44.79</text:p>
          </table:table-cell>
          <table:table-cell office:value-type="float" office:value="0.62">
            <text:p>0.62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/>
          <table:table-cell office:value-type="float" office:value="0.97">
            <text:p>0.97</text:p>
          </table:table-cell>
          <table:table-cell office:value-type="float" office:value="2.97">
            <text:p>2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57">
            <text:p>19.57</text:p>
          </table:table-cell>
          <table:table-cell office:value-type="float" office:value="0.32">
            <text:p>0.32</text:p>
          </table:table-cell>
          <table:table-cell office:value-type="float" office:value="5.44">
            <text:p>5.4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/>
          <table:table-cell office:value-type="float" office:value="22.41">
            <text:p>22.41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4.81">
            <text:p>44.81</text:p>
          </table:table-cell>
          <table:table-cell office:value-type="float" office:value="0.6">
            <text:p>0.6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/>
          <table:table-cell office:value-type="float" office:value="0.94">
            <text:p>0.94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37">
            <text:p>19.37</text:p>
          </table:table-cell>
          <table:table-cell office:value-type="float" office:value="0.47">
            <text:p>0.47</text:p>
          </table:table-cell>
          <table:table-cell office:value-type="float" office:value="5.38">
            <text:p>5.3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/>
          <table:table-cell office:value-type="float" office:value="22.05">
            <text:p>22.05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4.71">
            <text:p>44.71</text:p>
          </table:table-cell>
          <table:table-cell office:value-type="float" office:value="0.95">
            <text:p>0.9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/>
          <table:table-cell office:value-type="float" office:value="0.93">
            <text:p>0.93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9.33">
            <text:p>19.33</text:p>
          </table:table-cell>
          <table:table-cell office:value-type="float" office:value="0.47">
            <text:p>0.47</text:p>
          </table:table-cell>
          <table:table-cell office:value-type="float" office:value="5.62">
            <text:p>5.6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/>
          <table:table-cell office:value-type="float" office:value="22.09">
            <text:p>22.09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4.58">
            <text:p>44.58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4">
            <text:p>0.4</text:p>
          </table:table-cell>
          <table:table-cell/>
          <table:table-cell office:value-type="float" office:value="0.92">
            <text:p>0.92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9.38">
            <text:p>19.38</text:p>
          </table:table-cell>
          <table:table-cell office:value-type="float" office:value="0.44">
            <text:p>0.44</text:p>
          </table:table-cell>
          <table:table-cell office:value-type="float" office:value="5.37">
            <text:p>5.3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22.02">
            <text:p>22.02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9">
            <text:p>0.39</text:p>
          </table:table-cell>
          <table:table-cell/>
          <table:table-cell office:value-type="float" office:value="0.9">
            <text:p>0.9</text:p>
          </table:table-cell>
          <table:table-cell office:value-type="float" office:value="2.92">
            <text:p>2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14">
            <text:p>19.14</text:p>
          </table:table-cell>
          <table:table-cell office:value-type="float" office:value="0.59">
            <text:p>0.59</text:p>
          </table:table-cell>
          <table:table-cell office:value-type="float" office:value="5.33">
            <text:p>5.3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1.75">
            <text:p>21.75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4.74">
            <text:p>44.74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44">
            <text:p>0.44</text:p>
          </table:table-cell>
          <table:table-cell/>
          <table:table-cell office:value-type="float" office:value="0.87">
            <text:p>0.87</text:p>
          </table:table-cell>
          <table:table-cell office:value-type="float" office:value="2.92">
            <text:p>2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0.72">
            <text:p>20.72</text:p>
          </table:table-cell>
          <table:table-cell office:value-type="float" office:value="0.62">
            <text:p>0.62</text:p>
          </table:table-cell>
          <table:table-cell office:value-type="float" office:value="5.7">
            <text:p>5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/>
          <table:table-cell office:value-type="float" office:value="23.57">
            <text:p>23.57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0.39">
            <text:p>40.39</text:p>
          </table:table-cell>
          <table:table-cell office:value-type="float" office:value="1.28">
            <text:p>1.28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/>
          <table:table-cell office:value-type="float" office:value="0.95">
            <text:p>0.95</text:p>
          </table:table-cell>
          <table:table-cell office:value-type="float" office:value="3.13">
            <text:p>3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0.55">
            <text:p>20.55</text:p>
          </table:table-cell>
          <table:table-cell office:value-type="float" office:value="0.61">
            <text:p>0.61</text:p>
          </table:table-cell>
          <table:table-cell office:value-type="float" office:value="5.67">
            <text:p>5.6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/>
          <table:table-cell office:value-type="float" office:value="23.37">
            <text:p>23.37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0.98">
            <text:p>40.98</text:p>
          </table:table-cell>
          <table:table-cell office:value-type="float" office:value="1.21">
            <text:p>1.21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6">
            <text:p>0.46</text:p>
          </table:table-cell>
          <table:table-cell/>
          <table:table-cell office:value-type="float" office:value="0.93">
            <text:p>0.93</text:p>
          </table:table-cell>
          <table:table-cell office:value-type="float" office:value="3.12">
            <text:p>3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0.48">
            <text:p>20.48</text:p>
          </table:table-cell>
          <table:table-cell office:value-type="float" office:value="0.58">
            <text:p>0.58</text:p>
          </table:table-cell>
          <table:table-cell office:value-type="float" office:value="5.69">
            <text:p>5.6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2">
            <text:p>1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/>
          <table:table-cell office:value-type="float" office:value="23.3">
            <text:p>23.3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1.29">
            <text:p>41.29</text:p>
          </table:table-cell>
          <table:table-cell office:value-type="float" office:value="1.15">
            <text:p>1.1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43">
            <text:p>0.43</text:p>
          </table:table-cell>
          <table:table-cell/>
          <table:table-cell office:value-type="float" office:value="0.92">
            <text:p>0.92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61">
            <text:p>0.61</text:p>
          </table:table-cell>
          <table:table-cell office:value-type="float" office:value="6.15">
            <text:p>6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17.06">
            <text:p>17.06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.21">
            <text:p>1.21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4">
            <text:p>0.44</text:p>
          </table:table-cell>
          <table:table-cell/>
          <table:table-cell office:value-type="float" office:value="0.97">
            <text:p>0.97</text:p>
          </table:table-cell>
          <table:table-cell office:value-type="float" office:value="3.32">
            <text:p>3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3.72">
            <text:p>23.72</text:p>
          </table:table-cell>
          <table:table-cell office:value-type="float" office:value="0.61">
            <text:p>0.61</text:p>
          </table:table-cell>
          <table:table-cell office:value-type="float" office:value="6.61">
            <text:p>6.6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/>
          <table:table-cell office:value-type="float" office:value="18.51">
            <text:p>18.51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0.82">
            <text:p>40.82</text:p>
          </table:table-cell>
          <table:table-cell office:value-type="float" office:value="1.23">
            <text:p>1.23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/>
          <table:table-cell office:value-type="float" office:value="1.04">
            <text:p>1.04</text:p>
          </table:table-cell>
          <table:table-cell office:value-type="float" office:value="3.58">
            <text:p>3.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.45">
            <text:p>25.45</text:p>
          </table:table-cell>
          <table:table-cell office:value-type="float" office:value="0.66">
            <text:p>0.66</text:p>
          </table:table-cell>
          <table:table-cell office:value-type="float" office:value="7.02">
            <text:p>7.0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20.26">
            <text:p>20.26</text:p>
          </table:table-cell>
          <table:table-cell office:value-type="float" office:value="0.32">
            <text:p>0.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1.29">
            <text:p>1.29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49">
            <text:p>0.49</text:p>
          </table:table-cell>
          <table:table-cell/>
          <table:table-cell office:value-type="float" office:value="1.1">
            <text:p>1.1</text:p>
          </table:table-cell>
          <table:table-cell office:value-type="float" office:value="3.84">
            <text:p>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0.67">
            <text:p>0.67</text:p>
          </table:table-cell>
          <table:table-cell office:value-type="float" office:value="7.63">
            <text:p>7.6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22.04">
            <text:p>22.04</text:p>
          </table:table-cell>
          <table:table-cell office:value-type="float" office:value="0.32">
            <text:p>0.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1.32">
            <text:p>31.32</text:p>
          </table:table-cell>
          <table:table-cell office:value-type="float" office:value="1.34">
            <text:p>1.34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5">
            <text:p>0.5</text:p>
          </table:table-cell>
          <table:table-cell/>
          <table:table-cell office:value-type="float" office:value="1.16">
            <text:p>1.16</text:p>
          </table:table-cell>
          <table:table-cell office:value-type="float" office:value="4.16">
            <text:p>4.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6.73">
            <text:p>26.73</text:p>
          </table:table-cell>
          <table:table-cell office:value-type="float" office:value="0.65">
            <text:p>0.65</text:p>
          </table:table-cell>
          <table:table-cell office:value-type="float" office:value="7.48">
            <text:p>7.4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22.04">
            <text:p>22.04</text:p>
          </table:table-cell>
          <table:table-cell office:value-type="float" office:value="0.32">
            <text:p>0.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2.41">
            <text:p>32.41</text:p>
          </table:table-cell>
          <table:table-cell office:value-type="float" office:value="1.27">
            <text:p>1.27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4.03">
            <text:p>4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6.41">
            <text:p>26.41</text:p>
          </table:table-cell>
          <table:table-cell office:value-type="float" office:value="0.6">
            <text:p>0.6</text:p>
          </table:table-cell>
          <table:table-cell office:value-type="float" office:value="7.35">
            <text:p>7.3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9">
            <text:p>21.9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5">
            <text:p>33.35</text:p>
          </table:table-cell>
          <table:table-cell office:value-type="float" office:value="1.2">
            <text:p>1.2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/>
          <table:table-cell office:value-type="float" office:value="1.08">
            <text:p>1.08</text:p>
          </table:table-cell>
          <table:table-cell office:value-type="float" office:value="4.03">
            <text:p>4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.91">
            <text:p>25.91</text:p>
          </table:table-cell>
          <table:table-cell office:value-type="float" office:value="0.57">
            <text:p>0.57</text:p>
          </table:table-cell>
          <table:table-cell office:value-type="float" office:value="7.2">
            <text:p>7.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85">
            <text:p>21.85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4.35">
            <text:p>34.35</text:p>
          </table:table-cell>
          <table:table-cell office:value-type="float" office:value="1.16">
            <text:p>1.16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/>
          <table:table-cell office:value-type="float" office:value="1.08">
            <text:p>1.08</text:p>
          </table:table-cell>
          <table:table-cell office:value-type="float" office:value="3.92">
            <text:p>3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float" office:value="0.55">
            <text:p>0.55</text:p>
          </table:table-cell>
          <table:table-cell office:value-type="float" office:value="7.1">
            <text:p>7.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/>
          <table:table-cell office:value-type="float" office:value="21.79">
            <text:p>21.79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float" office:value="1.11">
            <text:p>1.1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41">
            <text:p>0.41</text:p>
          </table:table-cell>
          <table:table-cell/>
          <table:table-cell office:value-type="float" office:value="1.05">
            <text:p>1.05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.1">
            <text:p>25.1</text:p>
          </table:table-cell>
          <table:table-cell office:value-type="float" office:value="0.52">
            <text:p>0.52</text:p>
          </table:table-cell>
          <table:table-cell office:value-type="float" office:value="6.97">
            <text:p>6.9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/>
          <table:table-cell office:value-type="float" office:value="21.71">
            <text:p>21.7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6.12">
            <text:p>36.12</text:p>
          </table:table-cell>
          <table:table-cell office:value-type="float" office:value="1.03">
            <text:p>1.03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37">
            <text:p>0.37</text:p>
          </table:table-cell>
          <table:table-cell/>
          <table:table-cell office:value-type="float" office:value="1">
            <text:p>1</text:p>
          </table:table-cell>
          <table:table-cell office:value-type="float" office:value="3.81">
            <text:p>3.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24.71">
            <text:p>24.71</text:p>
          </table:table-cell>
          <table:table-cell office:value-type="float" office:value="0.49">
            <text:p>0.49</text:p>
          </table:table-cell>
          <table:table-cell office:value-type="float" office:value="6.86">
            <text:p>6.8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57">
            <text:p>21.57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6.91">
            <text:p>36.91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97">
            <text:p>0.97</text:p>
          </table:table-cell>
          <table:table-cell office:value-type="float" office:value="3.79">
            <text:p>3.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24.45">
            <text:p>24.45</text:p>
          </table:table-cell>
          <table:table-cell office:value-type="float" office:value="0.47">
            <text:p>0.47</text:p>
          </table:table-cell>
          <table:table-cell office:value-type="float" office:value="6.83">
            <text:p>6.8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21.51">
            <text:p>21.51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7.61">
            <text:p>37.61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/>
          <table:table-cell office:value-type="float" office:value="0.97">
            <text:p>0.97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24.03">
            <text:p>24.03</text:p>
          </table:table-cell>
          <table:table-cell office:value-type="float" office:value="0.46">
            <text:p>0.46</text:p>
          </table:table-cell>
          <table:table-cell office:value-type="float" office:value="6.71">
            <text:p>6.7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/>
          <table:table-cell office:value-type="float" office:value="21.38">
            <text:p>21.38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8.49">
            <text:p>38.49</text:p>
          </table:table-cell>
          <table:table-cell office:value-type="float" office:value="0.88">
            <text:p>0.88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/>
          <table:table-cell office:value-type="float" office:value="0.94">
            <text:p>0.94</text:p>
          </table:table-cell>
          <table:table-cell office:value-type="float" office:value="3.64">
            <text:p>3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23.77">
            <text:p>23.77</text:p>
          </table:table-cell>
          <table:table-cell office:value-type="float" office:value="0.44">
            <text:p>0.44</text:p>
          </table:table-cell>
          <table:table-cell office:value-type="float" office:value="6.64">
            <text:p>6.6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/>
          <table:table-cell office:value-type="float" office:value="21.37">
            <text:p>21.37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9.04">
            <text:p>39.04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33">
            <text:p>0.33</text:p>
          </table:table-cell>
          <table:table-cell/>
          <table:table-cell office:value-type="float" office:value="0.91">
            <text:p>0.91</text:p>
          </table:table-cell>
          <table:table-cell office:value-type="float" office:value="3.58">
            <text:p>3.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3.48">
            <text:p>23.48</text:p>
          </table:table-cell>
          <table:table-cell office:value-type="float" office:value="0.42">
            <text:p>0.42</text:p>
          </table:table-cell>
          <table:table-cell office:value-type="float" office:value="6.51">
            <text:p>6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/>
          <table:table-cell office:value-type="float" office:value="21.17">
            <text:p>21.17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9.84">
            <text:p>39.84</text:p>
          </table:table-cell>
          <table:table-cell office:value-type="float" office:value="0.84">
            <text:p>0.8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31">
            <text:p>0.31</text:p>
          </table:table-cell>
          <table:table-cell/>
          <table:table-cell office:value-type="float" office:value="0.9">
            <text:p>0.9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3.19">
            <text:p>23.19</text:p>
          </table:table-cell>
          <table:table-cell office:value-type="float" office:value="0.4">
            <text:p>0.4</text:p>
          </table:table-cell>
          <table:table-cell office:value-type="float" office:value="6.47">
            <text:p>6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/>
          <table:table-cell office:value-type="float" office:value="21.1">
            <text:p>21.1</text:p>
          </table:table-cell>
          <table:table-cell office:value-type="float" office:value="0.24">
            <text:p>0.2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0.34">
            <text:p>40.34</text:p>
          </table:table-cell>
          <table:table-cell office:value-type="float" office:value="0.81">
            <text:p>0.81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/>
          <table:table-cell office:value-type="float" office:value="0.88">
            <text:p>0.88</text:p>
          </table:table-cell>
          <table:table-cell office:value-type="float" office:value="3.57">
            <text:p>3.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22.73">
            <text:p>22.73</text:p>
          </table:table-cell>
          <table:table-cell office:value-type="float" office:value="0.58">
            <text:p>0.58</text:p>
          </table:table-cell>
          <table:table-cell office:value-type="float" office:value="6.33">
            <text:p>6.3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/>
          <table:table-cell office:value-type="float" office:value="20.91">
            <text:p>20.91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40.62">
            <text:p>40.62</text:p>
          </table:table-cell>
          <table:table-cell office:value-type="float" office:value="1.1">
            <text:p>1.1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35">
            <text:p>0.35</text:p>
          </table:table-cell>
          <table:table-cell/>
          <table:table-cell office:value-type="float" office:value="0.84">
            <text:p>0.8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4.97">
            <text:p>24.97</text:p>
          </table:table-cell>
          <table:table-cell office:value-type="float" office:value="0.63">
            <text:p>0.63</text:p>
          </table:table-cell>
          <table:table-cell office:value-type="float" office:value="6.96">
            <text:p>6.9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21">
            <text:p>23.21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34.67">
            <text:p>34.67</text:p>
          </table:table-cell>
          <table:table-cell office:value-type="float" office:value="1.17">
            <text:p>1.17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8">
            <text:p>0.38</text:p>
          </table:table-cell>
          <table:table-cell/>
          <table:table-cell office:value-type="float" office:value="0.93">
            <text:p>0.93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64">
            <text:p>0.64</text:p>
          </table:table-cell>
          <table:table-cell office:value-type="float" office:value="7.28">
            <text:p>7.2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/>
          <table:table-cell office:value-type="float" office:value="24.29">
            <text:p>24.29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1.92">
            <text:p>31.92</text:p>
          </table:table-cell>
          <table:table-cell office:value-type="float" office:value="1.2">
            <text:p>1.2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/>
          <table:table-cell office:value-type="float" office:value="0.96">
            <text:p>0.96</text:p>
          </table:table-cell>
          <table:table-cell office:value-type="float" office:value="3.94">
            <text:p>3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.51">
            <text:p>25.51</text:p>
          </table:table-cell>
          <table:table-cell office:value-type="float" office:value="0.61">
            <text:p>0.61</text:p>
          </table:table-cell>
          <table:table-cell office:value-type="float" office:value="7.09">
            <text:p>7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/>
          <table:table-cell office:value-type="float" office:value="24.07">
            <text:p>24.07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1">
            <text:p>33.1</text:p>
          </table:table-cell>
          <table:table-cell office:value-type="float" office:value="1.15">
            <text:p>1.1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36">
            <text:p>0.36</text:p>
          </table:table-cell>
          <table:table-cell/>
          <table:table-cell office:value-type="float" office:value="0.92">
            <text:p>0.92</text:p>
          </table:table-cell>
          <table:table-cell office:value-type="float" office:value="3.86">
            <text:p>3.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4">
          <table:table-cell table:number-columns-repeated="61"/>
        </table:table-row>
        <table:table-row table:style-name="ro1">
          <table:table-cell office:value-type="string">
            <text:p>Radius</text:p>
          </table:table-cell>
          <table:table-cell office:value-type="string">
            <text:p>Longly-Rice Total</text:p>
          </table:table-cell>
          <table:table-cell office:value-type="string">
            <text:p>All other Ops</text:p>
          </table:table-cell>
          <table:table-cell table:number-columns-repeated="58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N2]+[.P2]+[.Q2]+[.R2]+[.T2]+[.X2]+[.Z2]+[.AA2]+[.AF2]+[.AG2]+[.AJ2]+[.AL2]+[.AM2]+[.AN2]+[.AO2]+[.AQ2]+[.AX2]+[.BA2]+[.BB2]+[.BG2]+[.BH2]" office:value-type="float" office:value="2.58">
            <text:p>2.58</text:p>
          </table:table-cell>
          <table:table-cell table:style-name="ce1" table:formula="of:=SUM([.B2:.BI2])-[.B107]['file:///home/amusselm/projects/srproject/Parallel-LRP/documents/tesla_stock_gprof_selfsec.ods'#$Sheet1.C111]" office:value-type="float" office:value="0">
            <text:p>Err:509</text:p>
          </table:table-cell>
          <table:table-cell table:number-columns-repeated="58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N3]+[.P3]+[.Q3]+[.R3]+[.T3]+[.X3]+[.Z3]+[.AA3]+[.AF3]+[.AG3]+[.AJ3]+[.AL3]+[.AM3]+[.AN3]+[.AO3]+[.AQ3]+[.AX3]+[.BA3]+[.BB3]+[.BG3]+[.BH3]" office:value-type="float" office:value="6.48">
            <text:p>6.48</text:p>
          </table:table-cell>
          <table:table-cell table:formula="of:=SUM([.B3:.BI3])-[.B108]" office:value-type="float" office:value="93.53">
            <text:p>93.53</text:p>
          </table:table-cell>
          <table:table-cell table:number-columns-repeated="58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N4]+[.P4]+[.Q4]+[.R4]+[.T4]+[.X4]+[.Z4]+[.AA4]+[.AF4]+[.AG4]+[.AJ4]+[.AL4]+[.AM4]+[.AN4]+[.AO4]+[.AQ4]+[.AX4]+[.BA4]+[.BB4]+[.BG4]+[.BH4]" office:value-type="float" office:value="18.73">
            <text:p>18.73</text:p>
          </table:table-cell>
          <table:table-cell table:formula="of:=SUM([.B4:.BI4])-[.B109]" office:value-type="float" office:value="81.27">
            <text:p>81.27</text:p>
          </table:table-cell>
          <table:table-cell table:number-columns-repeated="58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N5]+[.P5]+[.Q5]+[.R5]+[.T5]+[.X5]+[.Z5]+[.AA5]+[.AF5]+[.AG5]+[.AJ5]+[.AL5]+[.AM5]+[.AN5]+[.AO5]+[.AQ5]+[.AX5]+[.BA5]+[.BB5]+[.BG5]+[.BH5]" office:value-type="float" office:value="24.3">
            <text:p>24.3</text:p>
          </table:table-cell>
          <table:table-cell table:formula="of:=SUM([.B5:.BI5])-[.B110]" office:value-type="float" office:value="75.69">
            <text:p>75.69</text:p>
          </table:table-cell>
          <table:table-cell table:number-columns-repeated="58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N6]+[.P6]+[.Q6]+[.R6]+[.T6]+[.X6]+[.Z6]+[.AA6]+[.AF6]+[.AG6]+[.AJ6]+[.AL6]+[.AM6]+[.AN6]+[.AO6]+[.AQ6]+[.AX6]+[.BA6]+[.BB6]+[.BG6]+[.BH6]" office:value-type="float" office:value="35.13">
            <text:p>35.13</text:p>
          </table:table-cell>
          <table:table-cell table:formula="of:=SUM([.B6:.BI6])-[.B111]" office:value-type="float" office:value="64.88">
            <text:p>64.88</text:p>
          </table:table-cell>
          <table:table-cell table:number-columns-repeated="58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N7]+[.P7]+[.Q7]+[.R7]+[.T7]+[.X7]+[.Z7]+[.AA7]+[.AF7]+[.AG7]+[.AJ7]+[.AL7]+[.AM7]+[.AN7]+[.AO7]+[.AQ7]+[.AX7]+[.BA7]+[.BB7]+[.BG7]+[.BH7]" office:value-type="float" office:value="44.8">
            <text:p>44.8</text:p>
          </table:table-cell>
          <table:table-cell table:formula="of:=SUM([.B7:.BI7])-[.B112]" office:value-type="float" office:value="55.19">
            <text:p>55.19</text:p>
          </table:table-cell>
          <table:table-cell table:number-columns-repeated="58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N8]+[.P8]+[.Q8]+[.R8]+[.T8]+[.X8]+[.Z8]+[.AA8]+[.AF8]+[.AG8]+[.AJ8]+[.AL8]+[.AM8]+[.AN8]+[.AO8]+[.AQ8]+[.AX8]+[.BA8]+[.BB8]+[.BG8]+[.BH8]" office:value-type="float" office:value="56.38">
            <text:p>56.38</text:p>
          </table:table-cell>
          <table:table-cell table:formula="of:=SUM([.B8:.BI8])-[.B113]" office:value-type="float" office:value="43.63">
            <text:p>43.63</text:p>
          </table:table-cell>
          <table:table-cell table:number-columns-repeated="58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N9]+[.P9]+[.Q9]+[.R9]+[.T9]+[.X9]+[.Z9]+[.AA9]+[.AF9]+[.AG9]+[.AJ9]+[.AL9]+[.AM9]+[.AN9]+[.AO9]+[.AQ9]+[.AX9]+[.BA9]+[.BB9]+[.BG9]+[.BH9]" office:value-type="float" office:value="62.83">
            <text:p>62.83</text:p>
          </table:table-cell>
          <table:table-cell table:formula="of:=SUM([.B9:.BI9])-[.B114]" office:value-type="float" office:value="37.17">
            <text:p>37.17</text:p>
          </table:table-cell>
          <table:table-cell table:number-columns-repeated="58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N10]+[.P10]+[.Q10]+[.R10]+[.T10]+[.X10]+[.Z10]+[.AA10]+[.AF10]+[.AG10]+[.AJ10]+[.AL10]+[.AM10]+[.AN10]+[.AO10]+[.AQ10]+[.AX10]+[.BA10]+[.BB10]+[.BG10]+[.BH10]" office:value-type="float" office:value="69.5">
            <text:p>69.5</text:p>
          </table:table-cell>
          <table:table-cell table:formula="of:=SUM([.B10:.BI10])-[.B115]" office:value-type="float" office:value="30.52">
            <text:p>30.52</text:p>
          </table:table-cell>
          <table:table-cell table:number-columns-repeated="58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N11]+[.P11]+[.Q11]+[.R11]+[.T11]+[.X11]+[.Z11]+[.AA11]+[.AF11]+[.AG11]+[.AJ11]+[.AL11]+[.AM11]+[.AN11]+[.AO11]+[.AQ11]+[.AX11]+[.BA11]+[.BB11]+[.BG11]+[.BH11]" office:value-type="float" office:value="74.42">
            <text:p>74.42</text:p>
          </table:table-cell>
          <table:table-cell table:formula="of:=SUM([.B11:.BI11])-[.B116]" office:value-type="float" office:value="25.57">
            <text:p>25.57</text:p>
          </table:table-cell>
          <table:table-cell table:number-columns-repeated="58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N12]+[.P12]+[.Q12]+[.R12]+[.T12]+[.X12]+[.Z12]+[.AA12]+[.AF12]+[.AG12]+[.AJ12]+[.AL12]+[.AM12]+[.AN12]+[.AO12]+[.AQ12]+[.AX12]+[.BA12]+[.BB12]+[.BG12]+[.BH12]" office:value-type="float" office:value="78.58">
            <text:p>78.58</text:p>
          </table:table-cell>
          <table:table-cell table:formula="of:=SUM([.B12:.BI12])-[.B117]" office:value-type="float" office:value="21.44">
            <text:p>21.44</text:p>
          </table:table-cell>
          <table:table-cell table:number-columns-repeated="58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N13]+[.P13]+[.Q13]+[.R13]+[.T13]+[.X13]+[.Z13]+[.AA13]+[.AF13]+[.AG13]+[.AJ13]+[.AL13]+[.AM13]+[.AN13]+[.AO13]+[.AQ13]+[.AX13]+[.BA13]+[.BB13]+[.BG13]+[.BH13]" office:value-type="float" office:value="81.48">
            <text:p>81.48</text:p>
          </table:table-cell>
          <table:table-cell table:formula="of:=SUM([.B13:.BI13])-[.B118]" office:value-type="float" office:value="18.49">
            <text:p>18.49</text:p>
          </table:table-cell>
          <table:table-cell table:number-columns-repeated="58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N14]+[.P14]+[.Q14]+[.R14]+[.T14]+[.X14]+[.Z14]+[.AA14]+[.AF14]+[.AG14]+[.AJ14]+[.AL14]+[.AM14]+[.AN14]+[.AO14]+[.AQ14]+[.AX14]+[.BA14]+[.BB14]+[.BG14]+[.BH14]" office:value-type="float" office:value="82.95">
            <text:p>82.95</text:p>
          </table:table-cell>
          <table:table-cell table:formula="of:=SUM([.B14:.BI14])-[.B119]" office:value-type="float" office:value="17.03">
            <text:p>17.03</text:p>
          </table:table-cell>
          <table:table-cell table:number-columns-repeated="58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N15]+[.P15]+[.Q15]+[.R15]+[.T15]+[.X15]+[.Z15]+[.AA15]+[.AF15]+[.AG15]+[.AJ15]+[.AL15]+[.AM15]+[.AN15]+[.AO15]+[.AQ15]+[.AX15]+[.BA15]+[.BB15]+[.BG15]+[.BH15]" office:value-type="float" office:value="85.13">
            <text:p>85.13</text:p>
          </table:table-cell>
          <table:table-cell table:formula="of:=SUM([.B15:.BI15])-[.B120]" office:value-type="float" office:value="14.88">
            <text:p>14.88</text:p>
          </table:table-cell>
          <table:table-cell table:number-columns-repeated="58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N16]+[.P16]+[.Q16]+[.R16]+[.T16]+[.X16]+[.Z16]+[.AA16]+[.AF16]+[.AG16]+[.AJ16]+[.AL16]+[.AM16]+[.AN16]+[.AO16]+[.AQ16]+[.AX16]+[.BA16]+[.BB16]+[.BG16]+[.BH16]" office:value-type="float" office:value="86.45">
            <text:p>86.45</text:p>
          </table:table-cell>
          <table:table-cell table:formula="of:=SUM([.B16:.BI16])-[.B121]" office:value-type="float" office:value="13.56">
            <text:p>13.56</text:p>
          </table:table-cell>
          <table:table-cell table:number-columns-repeated="58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N17]+[.P17]+[.Q17]+[.R17]+[.T17]+[.X17]+[.Z17]+[.AA17]+[.AF17]+[.AG17]+[.AJ17]+[.AL17]+[.AM17]+[.AN17]+[.AO17]+[.AQ17]+[.AX17]+[.BA17]+[.BB17]+[.BG17]+[.BH17]" office:value-type="float" office:value="82.49">
            <text:p>82.49</text:p>
          </table:table-cell>
          <table:table-cell table:formula="of:=SUM([.B17:.BI17])-[.B122]" office:value-type="float" office:value="17.51">
            <text:p>17.51</text:p>
          </table:table-cell>
          <table:table-cell table:number-columns-repeated="58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N18]+[.P18]+[.Q18]+[.R18]+[.T18]+[.X18]+[.Z18]+[.AA18]+[.AF18]+[.AG18]+[.AJ18]+[.AL18]+[.AM18]+[.AN18]+[.AO18]+[.AQ18]+[.AX18]+[.BA18]+[.BB18]+[.BG18]+[.BH18]" office:value-type="float" office:value="84.22">
            <text:p>84.22</text:p>
          </table:table-cell>
          <table:table-cell table:formula="of:=SUM([.B18:.BI18])-[.B123]" office:value-type="float" office:value="15.82">
            <text:p>15.82</text:p>
          </table:table-cell>
          <table:table-cell table:number-columns-repeated="58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N19]+[.P19]+[.Q19]+[.R19]+[.T19]+[.X19]+[.Z19]+[.AA19]+[.AF19]+[.AG19]+[.AJ19]+[.AL19]+[.AM19]+[.AN19]+[.AO19]+[.AQ19]+[.AX19]+[.BA19]+[.BB19]+[.BG19]+[.BH19]" office:value-type="float" office:value="78.8">
            <text:p>78.8</text:p>
          </table:table-cell>
          <table:table-cell table:formula="of:=SUM([.B19:.BI19])-[.B124]" office:value-type="float" office:value="21.18">
            <text:p>21.18</text:p>
          </table:table-cell>
          <table:table-cell table:number-columns-repeated="58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N20]+[.P20]+[.Q20]+[.R20]+[.T20]+[.X20]+[.Z20]+[.AA20]+[.AF20]+[.AG20]+[.AJ20]+[.AL20]+[.AM20]+[.AN20]+[.AO20]+[.AQ20]+[.AX20]+[.BA20]+[.BB20]+[.BG20]+[.BH20]" office:value-type="float" office:value="79.9">
            <text:p>79.9</text:p>
          </table:table-cell>
          <table:table-cell table:formula="of:=SUM([.B20:.BI20])-[.B125]" office:value-type="float" office:value="20.09">
            <text:p>20.09</text:p>
          </table:table-cell>
          <table:table-cell table:number-columns-repeated="58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N21]+[.P21]+[.Q21]+[.R21]+[.T21]+[.X21]+[.Z21]+[.AA21]+[.AF21]+[.AG21]+[.AJ21]+[.AL21]+[.AM21]+[.AN21]+[.AO21]+[.AQ21]+[.AX21]+[.BA21]+[.BB21]+[.BG21]+[.BH21]" office:value-type="float" office:value="82.49">
            <text:p>82.49</text:p>
          </table:table-cell>
          <table:table-cell table:formula="of:=SUM([.B21:.BI21])-[.B126]" office:value-type="float" office:value="17.48">
            <text:p>17.48</text:p>
          </table:table-cell>
          <table:table-cell table:number-columns-repeated="58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N22]+[.P22]+[.Q22]+[.R22]+[.T22]+[.X22]+[.Z22]+[.AA22]+[.AF22]+[.AG22]+[.AJ22]+[.AL22]+[.AM22]+[.AN22]+[.AO22]+[.AQ22]+[.AX22]+[.BA22]+[.BB22]+[.BG22]+[.BH22]" office:value-type="float" office:value="83.74">
            <text:p>83.74</text:p>
          </table:table-cell>
          <table:table-cell table:formula="of:=SUM([.B22:.BI22])-[.B127]" office:value-type="float" office:value="16.3">
            <text:p>16.3</text:p>
          </table:table-cell>
          <table:table-cell table:number-columns-repeated="58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N23]+[.P23]+[.Q23]+[.R23]+[.T23]+[.X23]+[.Z23]+[.AA23]+[.AF23]+[.AG23]+[.AJ23]+[.AL23]+[.AM23]+[.AN23]+[.AO23]+[.AQ23]+[.AX23]+[.BA23]+[.BB23]+[.BG23]+[.BH23]" office:value-type="float" office:value="84.38">
            <text:p>84.38</text:p>
          </table:table-cell>
          <table:table-cell table:formula="of:=SUM([.B23:.BI23])-[.B128]" office:value-type="float" office:value="15.61">
            <text:p>15.61</text:p>
          </table:table-cell>
          <table:table-cell table:number-columns-repeated="58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N24]+[.P24]+[.Q24]+[.R24]+[.T24]+[.X24]+[.Z24]+[.AA24]+[.AF24]+[.AG24]+[.AJ24]+[.AL24]+[.AM24]+[.AN24]+[.AO24]+[.AQ24]+[.AX24]+[.BA24]+[.BB24]+[.BG24]+[.BH24]" office:value-type="float" office:value="86.33">
            <text:p>86.33</text:p>
          </table:table-cell>
          <table:table-cell table:formula="of:=SUM([.B24:.BI24])-[.B129]" office:value-type="float" office:value="13.66">
            <text:p>13.66</text:p>
          </table:table-cell>
          <table:table-cell table:number-columns-repeated="58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N25]+[.P25]+[.Q25]+[.R25]+[.T25]+[.X25]+[.Z25]+[.AA25]+[.AF25]+[.AG25]+[.AJ25]+[.AL25]+[.AM25]+[.AN25]+[.AO25]+[.AQ25]+[.AX25]+[.BA25]+[.BB25]+[.BG25]+[.BH25]" office:value-type="float" office:value="87.51">
            <text:p>87.51</text:p>
          </table:table-cell>
          <table:table-cell table:formula="of:=SUM([.B25:.BI25])-[.B130]" office:value-type="float" office:value="12.48">
            <text:p>12.48</text:p>
          </table:table-cell>
          <table:table-cell table:number-columns-repeated="58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N26]+[.P26]+[.Q26]+[.R26]+[.T26]+[.X26]+[.Z26]+[.AA26]+[.AF26]+[.AG26]+[.AJ26]+[.AL26]+[.AM26]+[.AN26]+[.AO26]+[.AQ26]+[.AX26]+[.BA26]+[.BB26]+[.BG26]+[.BH26]" office:value-type="float" office:value="88.41">
            <text:p>88.41</text:p>
          </table:table-cell>
          <table:table-cell table:formula="of:=SUM([.B26:.BI26])-[.B131]" office:value-type="float" office:value="11.6">
            <text:p>11.6</text:p>
          </table:table-cell>
          <table:table-cell table:number-columns-repeated="58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N27]+[.P27]+[.Q27]+[.R27]+[.T27]+[.X27]+[.Z27]+[.AA27]+[.AF27]+[.AG27]+[.AJ27]+[.AL27]+[.AM27]+[.AN27]+[.AO27]+[.AQ27]+[.AX27]+[.BA27]+[.BB27]+[.BG27]+[.BH27]" office:value-type="float" office:value="89.54">
            <text:p>89.54</text:p>
          </table:table-cell>
          <table:table-cell table:formula="of:=SUM([.B27:.BI27])-[.B132]" office:value-type="float" office:value="10.46">
            <text:p>10.46</text:p>
          </table:table-cell>
          <table:table-cell table:number-columns-repeated="58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N28]+[.P28]+[.Q28]+[.R28]+[.T28]+[.X28]+[.Z28]+[.AA28]+[.AF28]+[.AG28]+[.AJ28]+[.AL28]+[.AM28]+[.AN28]+[.AO28]+[.AQ28]+[.AX28]+[.BA28]+[.BB28]+[.BG28]+[.BH28]" office:value-type="float" office:value="89.88">
            <text:p>89.88</text:p>
          </table:table-cell>
          <table:table-cell table:formula="of:=SUM([.B28:.BI28])-[.B133]" office:value-type="float" office:value="10.08">
            <text:p>10.08</text:p>
          </table:table-cell>
          <table:table-cell table:number-columns-repeated="58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N29]+[.P29]+[.Q29]+[.R29]+[.T29]+[.X29]+[.Z29]+[.AA29]+[.AF29]+[.AG29]+[.AJ29]+[.AL29]+[.AM29]+[.AN29]+[.AO29]+[.AQ29]+[.AX29]+[.BA29]+[.BB29]+[.BG29]+[.BH29]" office:value-type="float" office:value="90.97">
            <text:p>90.97</text:p>
          </table:table-cell>
          <table:table-cell table:formula="of:=SUM([.B29:.BI29])-[.B134]" office:value-type="float" office:value="9.02999999999997">
            <text:p>9.03</text:p>
          </table:table-cell>
          <table:table-cell table:number-columns-repeated="58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N30]+[.P30]+[.Q30]+[.R30]+[.T30]+[.X30]+[.Z30]+[.AA30]+[.AF30]+[.AG30]+[.AJ30]+[.AL30]+[.AM30]+[.AN30]+[.AO30]+[.AQ30]+[.AX30]+[.BA30]+[.BB30]+[.BG30]+[.BH30]" office:value-type="float" office:value="91.12">
            <text:p>91.12</text:p>
          </table:table-cell>
          <table:table-cell table:formula="of:=SUM([.B30:.BI30])-[.B135]" office:value-type="float" office:value="8.88999999999997">
            <text:p>8.89</text:p>
          </table:table-cell>
          <table:table-cell table:number-columns-repeated="58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N31]+[.P31]+[.Q31]+[.R31]+[.T31]+[.X31]+[.Z31]+[.AA31]+[.AF31]+[.AG31]+[.AJ31]+[.AL31]+[.AM31]+[.AN31]+[.AO31]+[.AQ31]+[.AX31]+[.BA31]+[.BB31]+[.BG31]+[.BH31]" office:value-type="float" office:value="91.75">
            <text:p>91.75</text:p>
          </table:table-cell>
          <table:table-cell table:formula="of:=SUM([.B31:.BI31])-[.B136]" office:value-type="float" office:value="8.25">
            <text:p>8.25</text:p>
          </table:table-cell>
          <table:table-cell table:number-columns-repeated="58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N32]+[.P32]+[.Q32]+[.R32]+[.T32]+[.X32]+[.Z32]+[.AA32]+[.AF32]+[.AG32]+[.AJ32]+[.AL32]+[.AM32]+[.AN32]+[.AO32]+[.AQ32]+[.AX32]+[.BA32]+[.BB32]+[.BG32]+[.BH32]" office:value-type="float" office:value="89.61">
            <text:p>89.61</text:p>
          </table:table-cell>
          <table:table-cell table:formula="of:=SUM([.B32:.BI32])-[.B137]" office:value-type="float" office:value="10.39">
            <text:p>10.39</text:p>
          </table:table-cell>
          <table:table-cell table:number-columns-repeated="58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N33]+[.P33]+[.Q33]+[.R33]+[.T33]+[.X33]+[.Z33]+[.AA33]+[.AF33]+[.AG33]+[.AJ33]+[.AL33]+[.AM33]+[.AN33]+[.AO33]+[.AQ33]+[.AX33]+[.BA33]+[.BB33]+[.BG33]+[.BH33]" office:value-type="float" office:value="90.52">
            <text:p>90.52</text:p>
          </table:table-cell>
          <table:table-cell table:formula="of:=SUM([.B33:.BI33])-[.B138]" office:value-type="float" office:value="9.47">
            <text:p>9.47</text:p>
          </table:table-cell>
          <table:table-cell table:number-columns-repeated="58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N34]+[.P34]+[.Q34]+[.R34]+[.T34]+[.X34]+[.Z34]+[.AA34]+[.AF34]+[.AG34]+[.AJ34]+[.AL34]+[.AM34]+[.AN34]+[.AO34]+[.AQ34]+[.AX34]+[.BA34]+[.BB34]+[.BG34]+[.BH34]" office:value-type="float" office:value="90.92">
            <text:p>90.92</text:p>
          </table:table-cell>
          <table:table-cell table:formula="of:=SUM([.B34:.BI34])-[.B139]" office:value-type="float" office:value="9.04999999999998">
            <text:p>9.05</text:p>
          </table:table-cell>
          <table:table-cell table:number-columns-repeated="58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N35]+[.P35]+[.Q35]+[.R35]+[.T35]+[.X35]+[.Z35]+[.AA35]+[.AF35]+[.AG35]+[.AJ35]+[.AL35]+[.AM35]+[.AN35]+[.AO35]+[.AQ35]+[.AX35]+[.BA35]+[.BB35]+[.BG35]+[.BH35]" office:value-type="float" office:value="91.32">
            <text:p>91.32</text:p>
          </table:table-cell>
          <table:table-cell table:formula="of:=SUM([.B35:.BI35])-[.B140]" office:value-type="float" office:value="8.69000000000001">
            <text:p>8.69</text:p>
          </table:table-cell>
          <table:table-cell table:number-columns-repeated="58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N36]+[.P36]+[.Q36]+[.R36]+[.T36]+[.X36]+[.Z36]+[.AA36]+[.AF36]+[.AG36]+[.AJ36]+[.AL36]+[.AM36]+[.AN36]+[.AO36]+[.AQ36]+[.AX36]+[.BA36]+[.BB36]+[.BG36]+[.BH36]" office:value-type="float" office:value="92.04">
            <text:p>92.04</text:p>
          </table:table-cell>
          <table:table-cell table:formula="of:=SUM([.B36:.BI36])-[.B141]" office:value-type="float" office:value="7.97000000000001">
            <text:p>7.97</text:p>
          </table:table-cell>
          <table:table-cell table:number-columns-repeated="58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N37]+[.P37]+[.Q37]+[.R37]+[.T37]+[.X37]+[.Z37]+[.AA37]+[.AF37]+[.AG37]+[.AJ37]+[.AL37]+[.AM37]+[.AN37]+[.AO37]+[.AQ37]+[.AX37]+[.BA37]+[.BB37]+[.BG37]+[.BH37]" office:value-type="float" office:value="92.48">
            <text:p>92.48</text:p>
          </table:table-cell>
          <table:table-cell table:formula="of:=SUM([.B37:.BI37])-[.B142]" office:value-type="float" office:value="7.52">
            <text:p>7.52</text:p>
          </table:table-cell>
          <table:table-cell table:number-columns-repeated="58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N38]+[.P38]+[.Q38]+[.R38]+[.T38]+[.X38]+[.Z38]+[.AA38]+[.AF38]+[.AG38]+[.AJ38]+[.AL38]+[.AM38]+[.AN38]+[.AO38]+[.AQ38]+[.AX38]+[.BA38]+[.BB38]+[.BG38]+[.BH38]" office:value-type="float" office:value="93.05">
            <text:p>93.05</text:p>
          </table:table-cell>
          <table:table-cell table:formula="of:=SUM([.B38:.BI38])-[.B143]" office:value-type="float" office:value="6.91000000000001">
            <text:p>6.91</text:p>
          </table:table-cell>
          <table:table-cell table:number-columns-repeated="58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N39]+[.P39]+[.Q39]+[.R39]+[.T39]+[.X39]+[.Z39]+[.AA39]+[.AF39]+[.AG39]+[.AJ39]+[.AL39]+[.AM39]+[.AN39]+[.AO39]+[.AQ39]+[.AX39]+[.BA39]+[.BB39]+[.BG39]+[.BH39]" office:value-type="float" office:value="93.22">
            <text:p>93.22</text:p>
          </table:table-cell>
          <table:table-cell table:formula="of:=SUM([.B39:.BI39])-[.B144]" office:value-type="float" office:value="6.75999999999998">
            <text:p>6.76</text:p>
          </table:table-cell>
          <table:table-cell table:number-columns-repeated="58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N40]+[.P40]+[.Q40]+[.R40]+[.T40]+[.X40]+[.Z40]+[.AA40]+[.AF40]+[.AG40]+[.AJ40]+[.AL40]+[.AM40]+[.AN40]+[.AO40]+[.AQ40]+[.AX40]+[.BA40]+[.BB40]+[.BG40]+[.BH40]" office:value-type="float" office:value="93.41">
            <text:p>93.41</text:p>
          </table:table-cell>
          <table:table-cell table:formula="of:=SUM([.B40:.BI40])-[.B145]" office:value-type="float" office:value="6.59">
            <text:p>6.59</text:p>
          </table:table-cell>
          <table:table-cell table:number-columns-repeated="58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N41]+[.P41]+[.Q41]+[.R41]+[.T41]+[.X41]+[.Z41]+[.AA41]+[.AF41]+[.AG41]+[.AJ41]+[.AL41]+[.AM41]+[.AN41]+[.AO41]+[.AQ41]+[.AX41]+[.BA41]+[.BB41]+[.BG41]+[.BH41]" office:value-type="float" office:value="91.64">
            <text:p>91.64</text:p>
          </table:table-cell>
          <table:table-cell table:formula="of:=SUM([.B41:.BI41])-[.B146]" office:value-type="float" office:value="8.33999999999999">
            <text:p>8.34</text:p>
          </table:table-cell>
          <table:table-cell table:number-columns-repeated="58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N42]+[.P42]+[.Q42]+[.R42]+[.T42]+[.X42]+[.Z42]+[.AA42]+[.AF42]+[.AG42]+[.AJ42]+[.AL42]+[.AM42]+[.AN42]+[.AO42]+[.AQ42]+[.AX42]+[.BA42]+[.BB42]+[.BG42]+[.BH42]" office:value-type="float" office:value="92.11">
            <text:p>92.11</text:p>
          </table:table-cell>
          <table:table-cell table:formula="of:=SUM([.B42:.BI42])-[.B147]" office:value-type="float" office:value="7.89999999999999">
            <text:p>7.9</text:p>
          </table:table-cell>
          <table:table-cell table:number-columns-repeated="58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N43]+[.P43]+[.Q43]+[.R43]+[.T43]+[.X43]+[.Z43]+[.AA43]+[.AF43]+[.AG43]+[.AJ43]+[.AL43]+[.AM43]+[.AN43]+[.AO43]+[.AQ43]+[.AX43]+[.BA43]+[.BB43]+[.BG43]+[.BH43]" office:value-type="float" office:value="92.45">
            <text:p>92.45</text:p>
          </table:table-cell>
          <table:table-cell table:formula="of:=SUM([.B43:.BI43])-[.B148]" office:value-type="float" office:value="7.52999999999999">
            <text:p>7.53</text:p>
          </table:table-cell>
          <table:table-cell table:number-columns-repeated="58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N44]+[.P44]+[.Q44]+[.R44]+[.T44]+[.X44]+[.Z44]+[.AA44]+[.AF44]+[.AG44]+[.AJ44]+[.AL44]+[.AM44]+[.AN44]+[.AO44]+[.AQ44]+[.AX44]+[.BA44]+[.BB44]+[.BG44]+[.BH44]" office:value-type="float" office:value="92.84">
            <text:p>92.84</text:p>
          </table:table-cell>
          <table:table-cell table:formula="of:=SUM([.B44:.BI44])-[.B149]" office:value-type="float" office:value="7.14999999999999">
            <text:p>7.15</text:p>
          </table:table-cell>
          <table:table-cell table:number-columns-repeated="58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N45]+[.P45]+[.Q45]+[.R45]+[.T45]+[.X45]+[.Z45]+[.AA45]+[.AF45]+[.AG45]+[.AJ45]+[.AL45]+[.AM45]+[.AN45]+[.AO45]+[.AQ45]+[.AX45]+[.BA45]+[.BB45]+[.BG45]+[.BH45]" office:value-type="float" office:value="93.15">
            <text:p>93.15</text:p>
          </table:table-cell>
          <table:table-cell table:formula="of:=SUM([.B45:.BI45])-[.B150]" office:value-type="float" office:value="6.81999999999999">
            <text:p>6.82</text:p>
          </table:table-cell>
          <table:table-cell table:number-columns-repeated="58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N46]+[.P46]+[.Q46]+[.R46]+[.T46]+[.X46]+[.Z46]+[.AA46]+[.AF46]+[.AG46]+[.AJ46]+[.AL46]+[.AM46]+[.AN46]+[.AO46]+[.AQ46]+[.AX46]+[.BA46]+[.BB46]+[.BG46]+[.BH46]" office:value-type="float" office:value="93.45">
            <text:p>93.45</text:p>
          </table:table-cell>
          <table:table-cell table:formula="of:=SUM([.B46:.BI46])-[.B151]" office:value-type="float" office:value="6.54000000000001">
            <text:p>6.54</text:p>
          </table:table-cell>
          <table:table-cell table:number-columns-repeated="58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N47]+[.P47]+[.Q47]+[.R47]+[.T47]+[.X47]+[.Z47]+[.AA47]+[.AF47]+[.AG47]+[.AJ47]+[.AL47]+[.AM47]+[.AN47]+[.AO47]+[.AQ47]+[.AX47]+[.BA47]+[.BB47]+[.BG47]+[.BH47]" office:value-type="float" office:value="93.81">
            <text:p>93.81</text:p>
          </table:table-cell>
          <table:table-cell table:formula="of:=SUM([.B47:.BI47])-[.B152]" office:value-type="float" office:value="6.17999999999999">
            <text:p>6.18</text:p>
          </table:table-cell>
          <table:table-cell table:number-columns-repeated="58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N48]+[.P48]+[.Q48]+[.R48]+[.T48]+[.X48]+[.Z48]+[.AA48]+[.AF48]+[.AG48]+[.AJ48]+[.AL48]+[.AM48]+[.AN48]+[.AO48]+[.AQ48]+[.AX48]+[.BA48]+[.BB48]+[.BG48]+[.BH48]" office:value-type="float" office:value="94.02">
            <text:p>94.02</text:p>
          </table:table-cell>
          <table:table-cell table:formula="of:=SUM([.B48:.BI48])-[.B153]" office:value-type="float" office:value="5.97999999999999">
            <text:p>5.98</text:p>
          </table:table-cell>
          <table:table-cell table:number-columns-repeated="58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N49]+[.P49]+[.Q49]+[.R49]+[.T49]+[.X49]+[.Z49]+[.AA49]+[.AF49]+[.AG49]+[.AJ49]+[.AL49]+[.AM49]+[.AN49]+[.AO49]+[.AQ49]+[.AX49]+[.BA49]+[.BB49]+[.BG49]+[.BH49]" office:value-type="float" office:value="94.28">
            <text:p>94.28</text:p>
          </table:table-cell>
          <table:table-cell table:formula="of:=SUM([.B49:.BI49])-[.B154]" office:value-type="float" office:value="5.71000000000001">
            <text:p>5.71</text:p>
          </table:table-cell>
          <table:table-cell table:number-columns-repeated="58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N50]+[.P50]+[.Q50]+[.R50]+[.T50]+[.X50]+[.Z50]+[.AA50]+[.AF50]+[.AG50]+[.AJ50]+[.AL50]+[.AM50]+[.AN50]+[.AO50]+[.AQ50]+[.AX50]+[.BA50]+[.BB50]+[.BG50]+[.BH50]" office:value-type="float" office:value="94.54">
            <text:p>94.54</text:p>
          </table:table-cell>
          <table:table-cell table:formula="of:=SUM([.B50:.BI50])-[.B155]" office:value-type="float" office:value="5.44">
            <text:p>5.44</text:p>
          </table:table-cell>
          <table:table-cell table:number-columns-repeated="58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N51]+[.P51]+[.Q51]+[.R51]+[.T51]+[.X51]+[.Z51]+[.AA51]+[.AF51]+[.AG51]+[.AJ51]+[.AL51]+[.AM51]+[.AN51]+[.AO51]+[.AQ51]+[.AX51]+[.BA51]+[.BB51]+[.BG51]+[.BH51]" office:value-type="float" office:value="94.76">
            <text:p>94.76</text:p>
          </table:table-cell>
          <table:table-cell table:formula="of:=SUM([.B51:.BI51])-[.B156]" office:value-type="float" office:value="5.22">
            <text:p>5.22</text:p>
          </table:table-cell>
          <table:table-cell table:number-columns-repeated="58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N52]+[.P52]+[.Q52]+[.R52]+[.T52]+[.X52]+[.Z52]+[.AA52]+[.AF52]+[.AG52]+[.AJ52]+[.AL52]+[.AM52]+[.AN52]+[.AO52]+[.AQ52]+[.AX52]+[.BA52]+[.BB52]+[.BG52]+[.BH52]" office:value-type="float" office:value="94.91">
            <text:p>94.91</text:p>
          </table:table-cell>
          <table:table-cell table:formula="of:=SUM([.B52:.BI52])-[.B157]" office:value-type="float" office:value="5.08">
            <text:p>5.08</text:p>
          </table:table-cell>
          <table:table-cell table:number-columns-repeated="58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N53]+[.P53]+[.Q53]+[.R53]+[.T53]+[.X53]+[.Z53]+[.AA53]+[.AF53]+[.AG53]+[.AJ53]+[.AL53]+[.AM53]+[.AN53]+[.AO53]+[.AQ53]+[.AX53]+[.BA53]+[.BB53]+[.BG53]+[.BH53]" office:value-type="float" office:value="95.12">
            <text:p>95.12</text:p>
          </table:table-cell>
          <table:table-cell table:formula="of:=SUM([.B53:.BI53])-[.B158]" office:value-type="float" office:value="4.87">
            <text:p>4.87</text:p>
          </table:table-cell>
          <table:table-cell table:number-columns-repeated="58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N54]+[.P54]+[.Q54]+[.R54]+[.T54]+[.X54]+[.Z54]+[.AA54]+[.AF54]+[.AG54]+[.AJ54]+[.AL54]+[.AM54]+[.AN54]+[.AO54]+[.AQ54]+[.AX54]+[.BA54]+[.BB54]+[.BG54]+[.BH54]" office:value-type="float" office:value="95.21">
            <text:p>95.21</text:p>
          </table:table-cell>
          <table:table-cell table:formula="of:=SUM([.B54:.BI54])-[.B159]" office:value-type="float" office:value="4.78">
            <text:p>4.78</text:p>
          </table:table-cell>
          <table:table-cell table:number-columns-repeated="58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N55]+[.P55]+[.Q55]+[.R55]+[.T55]+[.X55]+[.Z55]+[.AA55]+[.AF55]+[.AG55]+[.AJ55]+[.AL55]+[.AM55]+[.AN55]+[.AO55]+[.AQ55]+[.AX55]+[.BA55]+[.BB55]+[.BG55]+[.BH55]" office:value-type="float" office:value="95.44">
            <text:p>95.44</text:p>
          </table:table-cell>
          <table:table-cell table:formula="of:=SUM([.B55:.BI55])-[.B160]" office:value-type="float" office:value="4.55">
            <text:p>4.55</text:p>
          </table:table-cell>
          <table:table-cell table:number-columns-repeated="58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N56]+[.P56]+[.Q56]+[.R56]+[.T56]+[.X56]+[.Z56]+[.AA56]+[.AF56]+[.AG56]+[.AJ56]+[.AL56]+[.AM56]+[.AN56]+[.AO56]+[.AQ56]+[.AX56]+[.BA56]+[.BB56]+[.BG56]+[.BH56]" office:value-type="float" office:value="95.59">
            <text:p>95.59</text:p>
          </table:table-cell>
          <table:table-cell table:formula="of:=SUM([.B56:.BI56])-[.B161]" office:value-type="float" office:value="4.41">
            <text:p>4.41</text:p>
          </table:table-cell>
          <table:table-cell table:number-columns-repeated="58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N57]+[.P57]+[.Q57]+[.R57]+[.T57]+[.X57]+[.Z57]+[.AA57]+[.AF57]+[.AG57]+[.AJ57]+[.AL57]+[.AM57]+[.AN57]+[.AO57]+[.AQ57]+[.AX57]+[.BA57]+[.BB57]+[.BG57]+[.BH57]" office:value-type="float" office:value="95.76">
            <text:p>95.76</text:p>
          </table:table-cell>
          <table:table-cell table:formula="of:=SUM([.B57:.BI57])-[.B162]" office:value-type="float" office:value="4.25">
            <text:p>4.25</text:p>
          </table:table-cell>
          <table:table-cell table:number-columns-repeated="58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N58]+[.P58]+[.Q58]+[.R58]+[.T58]+[.X58]+[.Z58]+[.AA58]+[.AF58]+[.AG58]+[.AJ58]+[.AL58]+[.AM58]+[.AN58]+[.AO58]+[.AQ58]+[.AX58]+[.BA58]+[.BB58]+[.BG58]+[.BH58]" office:value-type="float" office:value="95.84">
            <text:p>95.84</text:p>
          </table:table-cell>
          <table:table-cell table:formula="of:=SUM([.B58:.BI58])-[.B163]" office:value-type="float" office:value="4.13999999999999">
            <text:p>4.14</text:p>
          </table:table-cell>
          <table:table-cell table:number-columns-repeated="58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N59]+[.P59]+[.Q59]+[.R59]+[.T59]+[.X59]+[.Z59]+[.AA59]+[.AF59]+[.AG59]+[.AJ59]+[.AL59]+[.AM59]+[.AN59]+[.AO59]+[.AQ59]+[.AX59]+[.BA59]+[.BB59]+[.BG59]+[.BH59]" office:value-type="float" office:value="96.02">
            <text:p>96.02</text:p>
          </table:table-cell>
          <table:table-cell table:formula="of:=SUM([.B59:.BI59])-[.B164]" office:value-type="float" office:value="3.97999999999999">
            <text:p>3.98</text:p>
          </table:table-cell>
          <table:table-cell table:number-columns-repeated="58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N60]+[.P60]+[.Q60]+[.R60]+[.T60]+[.X60]+[.Z60]+[.AA60]+[.AF60]+[.AG60]+[.AJ60]+[.AL60]+[.AM60]+[.AN60]+[.AO60]+[.AQ60]+[.AX60]+[.BA60]+[.BB60]+[.BG60]+[.BH60]" office:value-type="float" office:value="96.11">
            <text:p>96.11</text:p>
          </table:table-cell>
          <table:table-cell table:formula="of:=SUM([.B60:.BI60])-[.B165]" office:value-type="float" office:value="3.87">
            <text:p>3.87</text:p>
          </table:table-cell>
          <table:table-cell table:number-columns-repeated="58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N61]+[.P61]+[.Q61]+[.R61]+[.T61]+[.X61]+[.Z61]+[.AA61]+[.AF61]+[.AG61]+[.AJ61]+[.AL61]+[.AM61]+[.AN61]+[.AO61]+[.AQ61]+[.AX61]+[.BA61]+[.BB61]+[.BG61]+[.BH61]" office:value-type="float" office:value="96.25">
            <text:p>96.25</text:p>
          </table:table-cell>
          <table:table-cell table:formula="of:=SUM([.B61:.BI61])-[.B166]" office:value-type="float" office:value="3.75999999999999">
            <text:p>3.76</text:p>
          </table:table-cell>
          <table:table-cell table:number-columns-repeated="58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N62]+[.P62]+[.Q62]+[.R62]+[.T62]+[.X62]+[.Z62]+[.AA62]+[.AF62]+[.AG62]+[.AJ62]+[.AL62]+[.AM62]+[.AN62]+[.AO62]+[.AQ62]+[.AX62]+[.BA62]+[.BB62]+[.BG62]+[.BH62]" office:value-type="float" office:value="96.38">
            <text:p>96.38</text:p>
          </table:table-cell>
          <table:table-cell table:formula="of:=SUM([.B62:.BI62])-[.B167]" office:value-type="float" office:value="3.62">
            <text:p>3.62</text:p>
          </table:table-cell>
          <table:table-cell table:number-columns-repeated="58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N63]+[.P63]+[.Q63]+[.R63]+[.T63]+[.X63]+[.Z63]+[.AA63]+[.AF63]+[.AG63]+[.AJ63]+[.AL63]+[.AM63]+[.AN63]+[.AO63]+[.AQ63]+[.AX63]+[.BA63]+[.BB63]+[.BG63]+[.BH63]" office:value-type="float" office:value="96.44">
            <text:p>96.44</text:p>
          </table:table-cell>
          <table:table-cell table:formula="of:=SUM([.B63:.BI63])-[.B168]" office:value-type="float" office:value="3.59">
            <text:p>3.59</text:p>
          </table:table-cell>
          <table:table-cell table:number-columns-repeated="58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N64]+[.P64]+[.Q64]+[.R64]+[.T64]+[.X64]+[.Z64]+[.AA64]+[.AF64]+[.AG64]+[.AJ64]+[.AL64]+[.AM64]+[.AN64]+[.AO64]+[.AQ64]+[.AX64]+[.BA64]+[.BB64]+[.BG64]+[.BH64]" office:value-type="float" office:value="95.85">
            <text:p>95.85</text:p>
          </table:table-cell>
          <table:table-cell table:formula="of:=SUM([.B64:.BI64])-[.B169]" office:value-type="float" office:value="4.14000000000002">
            <text:p>4.14</text:p>
          </table:table-cell>
          <table:table-cell table:number-columns-repeated="58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N65]+[.P65]+[.Q65]+[.R65]+[.T65]+[.X65]+[.Z65]+[.AA65]+[.AF65]+[.AG65]+[.AJ65]+[.AL65]+[.AM65]+[.AN65]+[.AO65]+[.AQ65]+[.AX65]+[.BA65]+[.BB65]+[.BG65]+[.BH65]" office:value-type="float" office:value="95.93">
            <text:p>95.93</text:p>
          </table:table-cell>
          <table:table-cell table:formula="of:=SUM([.B65:.BI65])-[.B170]" office:value-type="float" office:value="4.06000000000002">
            <text:p>4.06</text:p>
          </table:table-cell>
          <table:table-cell table:number-columns-repeated="58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N66]+[.P66]+[.Q66]+[.R66]+[.T66]+[.X66]+[.Z66]+[.AA66]+[.AF66]+[.AG66]+[.AJ66]+[.AL66]+[.AM66]+[.AN66]+[.AO66]+[.AQ66]+[.AX66]+[.BA66]+[.BB66]+[.BG66]+[.BH66]" office:value-type="float" office:value="96.04">
            <text:p>96.04</text:p>
          </table:table-cell>
          <table:table-cell table:formula="of:=SUM([.B66:.BI66])-[.B171]" office:value-type="float" office:value="3.94">
            <text:p>3.94</text:p>
          </table:table-cell>
          <table:table-cell table:number-columns-repeated="58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N67]+[.P67]+[.Q67]+[.R67]+[.T67]+[.X67]+[.Z67]+[.AA67]+[.AF67]+[.AG67]+[.AJ67]+[.AL67]+[.AM67]+[.AN67]+[.AO67]+[.AQ67]+[.AX67]+[.BA67]+[.BB67]+[.BG67]+[.BH67]" office:value-type="float" office:value="96.17">
            <text:p>96.17</text:p>
          </table:table-cell>
          <table:table-cell table:formula="of:=SUM([.B67:.BI67])-[.B172]" office:value-type="float" office:value="3.78999999999999">
            <text:p>3.79</text:p>
          </table:table-cell>
          <table:table-cell table:number-columns-repeated="58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N68]+[.P68]+[.Q68]+[.R68]+[.T68]+[.X68]+[.Z68]+[.AA68]+[.AF68]+[.AG68]+[.AJ68]+[.AL68]+[.AM68]+[.AN68]+[.AO68]+[.AQ68]+[.AX68]+[.BA68]+[.BB68]+[.BG68]+[.BH68]" office:value-type="float" office:value="96.24">
            <text:p>96.24</text:p>
          </table:table-cell>
          <table:table-cell table:formula="of:=SUM([.B68:.BI68])-[.B173]" office:value-type="float" office:value="3.78000000000002">
            <text:p>3.78</text:p>
          </table:table-cell>
          <table:table-cell table:number-columns-repeated="58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N69]+[.P69]+[.Q69]+[.R69]+[.T69]+[.X69]+[.Z69]+[.AA69]+[.AF69]+[.AG69]+[.AJ69]+[.AL69]+[.AM69]+[.AN69]+[.AO69]+[.AQ69]+[.AX69]+[.BA69]+[.BB69]+[.BG69]+[.BH69]" office:value-type="float" office:value="96.41">
            <text:p>96.41</text:p>
          </table:table-cell>
          <table:table-cell table:formula="of:=SUM([.B69:.BI69])-[.B174]" office:value-type="float" office:value="3.58000000000003">
            <text:p>3.58</text:p>
          </table:table-cell>
          <table:table-cell table:number-columns-repeated="58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N70]+[.P70]+[.Q70]+[.R70]+[.T70]+[.X70]+[.Z70]+[.AA70]+[.AF70]+[.AG70]+[.AJ70]+[.AL70]+[.AM70]+[.AN70]+[.AO70]+[.AQ70]+[.AX70]+[.BA70]+[.BB70]+[.BG70]+[.BH70]" office:value-type="float" office:value="96.51">
            <text:p>96.51</text:p>
          </table:table-cell>
          <table:table-cell table:formula="of:=SUM([.B70:.BI70])-[.B175]" office:value-type="float" office:value="3.47000000000001">
            <text:p>3.47</text:p>
          </table:table-cell>
          <table:table-cell table:number-columns-repeated="58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N71]+[.P71]+[.Q71]+[.R71]+[.T71]+[.X71]+[.Z71]+[.AA71]+[.AF71]+[.AG71]+[.AJ71]+[.AL71]+[.AM71]+[.AN71]+[.AO71]+[.AQ71]+[.AX71]+[.BA71]+[.BB71]+[.BG71]+[.BH71]" office:value-type="float" office:value="96.58">
            <text:p>96.58</text:p>
          </table:table-cell>
          <table:table-cell table:formula="of:=SUM([.B71:.BI71])-[.B176]" office:value-type="float" office:value="3.43000000000002">
            <text:p>3.43</text:p>
          </table:table-cell>
          <table:table-cell table:number-columns-repeated="58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N72]+[.P72]+[.Q72]+[.R72]+[.T72]+[.X72]+[.Z72]+[.AA72]+[.AF72]+[.AG72]+[.AJ72]+[.AL72]+[.AM72]+[.AN72]+[.AO72]+[.AQ72]+[.AX72]+[.BA72]+[.BB72]+[.BG72]+[.BH72]" office:value-type="float" office:value="96.67">
            <text:p>96.67</text:p>
          </table:table-cell>
          <table:table-cell table:formula="of:=SUM([.B72:.BI72])-[.B177]" office:value-type="float" office:value="3.32999999999998">
            <text:p>3.33</text:p>
          </table:table-cell>
          <table:table-cell table:number-columns-repeated="58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N73]+[.P73]+[.Q73]+[.R73]+[.T73]+[.X73]+[.Z73]+[.AA73]+[.AF73]+[.AG73]+[.AJ73]+[.AL73]+[.AM73]+[.AN73]+[.AO73]+[.AQ73]+[.AX73]+[.BA73]+[.BB73]+[.BG73]+[.BH73]" office:value-type="float" office:value="96.76">
            <text:p>96.76</text:p>
          </table:table-cell>
          <table:table-cell table:formula="of:=SUM([.B73:.BI73])-[.B178]" office:value-type="float" office:value="3.23000000000002">
            <text:p>3.23</text:p>
          </table:table-cell>
          <table:table-cell table:number-columns-repeated="58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N74]+[.P74]+[.Q74]+[.R74]+[.T74]+[.X74]+[.Z74]+[.AA74]+[.AF74]+[.AG74]+[.AJ74]+[.AL74]+[.AM74]+[.AN74]+[.AO74]+[.AQ74]+[.AX74]+[.BA74]+[.BB74]+[.BG74]+[.BH74]" office:value-type="float" office:value="96.84">
            <text:p>96.84</text:p>
          </table:table-cell>
          <table:table-cell table:formula="of:=SUM([.B74:.BI74])-[.B179]" office:value-type="float" office:value="3.15999999999998">
            <text:p>3.16</text:p>
          </table:table-cell>
          <table:table-cell table:number-columns-repeated="58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N75]+[.P75]+[.Q75]+[.R75]+[.T75]+[.X75]+[.Z75]+[.AA75]+[.AF75]+[.AG75]+[.AJ75]+[.AL75]+[.AM75]+[.AN75]+[.AO75]+[.AQ75]+[.AX75]+[.BA75]+[.BB75]+[.BG75]+[.BH75]" office:value-type="float" office:value="96.91">
            <text:p>96.91</text:p>
          </table:table-cell>
          <table:table-cell table:formula="of:=SUM([.B75:.BI75])-[.B180]" office:value-type="float" office:value="3.07000000000001">
            <text:p>3.07</text:p>
          </table:table-cell>
          <table:table-cell table:number-columns-repeated="58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N76]+[.P76]+[.Q76]+[.R76]+[.T76]+[.X76]+[.Z76]+[.AA76]+[.AF76]+[.AG76]+[.AJ76]+[.AL76]+[.AM76]+[.AN76]+[.AO76]+[.AQ76]+[.AX76]+[.BA76]+[.BB76]+[.BG76]+[.BH76]" office:value-type="float" office:value="96.14">
            <text:p>96.14</text:p>
          </table:table-cell>
          <table:table-cell table:formula="of:=SUM([.B76:.BI76])-[.B181]" office:value-type="float" office:value="3.85000000000001">
            <text:p>3.85</text:p>
          </table:table-cell>
          <table:table-cell table:number-columns-repeated="58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N77]+[.P77]+[.Q77]+[.R77]+[.T77]+[.X77]+[.Z77]+[.AA77]+[.AF77]+[.AG77]+[.AJ77]+[.AL77]+[.AM77]+[.AN77]+[.AO77]+[.AQ77]+[.AX77]+[.BA77]+[.BB77]+[.BG77]+[.BH77]" office:value-type="float" office:value="96.25">
            <text:p>96.25</text:p>
          </table:table-cell>
          <table:table-cell table:formula="of:=SUM([.B77:.BI77])-[.B182]" office:value-type="float" office:value="3.76000000000002">
            <text:p>3.76</text:p>
          </table:table-cell>
          <table:table-cell table:number-columns-repeated="58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N78]+[.P78]+[.Q78]+[.R78]+[.T78]+[.X78]+[.Z78]+[.AA78]+[.AF78]+[.AG78]+[.AJ78]+[.AL78]+[.AM78]+[.AN78]+[.AO78]+[.AQ78]+[.AX78]+[.BA78]+[.BB78]+[.BG78]+[.BH78]" office:value-type="float" office:value="96.35">
            <text:p>96.35</text:p>
          </table:table-cell>
          <table:table-cell table:formula="of:=SUM([.B78:.BI78])-[.B183]" office:value-type="float" office:value="3.66000000000001">
            <text:p>3.66</text:p>
          </table:table-cell>
          <table:table-cell table:number-columns-repeated="58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N79]+[.P79]+[.Q79]+[.R79]+[.T79]+[.X79]+[.Z79]+[.AA79]+[.AF79]+[.AG79]+[.AJ79]+[.AL79]+[.AM79]+[.AN79]+[.AO79]+[.AQ79]+[.AX79]+[.BA79]+[.BB79]+[.BG79]+[.BH79]" office:value-type="float" office:value="95.5">
            <text:p>95.5</text:p>
          </table:table-cell>
          <table:table-cell table:formula="of:=SUM([.B79:.BI79])-[.B184]" office:value-type="float" office:value="4.51000000000002">
            <text:p>4.51</text:p>
          </table:table-cell>
          <table:table-cell table:number-columns-repeated="58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N80]+[.P80]+[.Q80]+[.R80]+[.T80]+[.X80]+[.Z80]+[.AA80]+[.AF80]+[.AG80]+[.AJ80]+[.AL80]+[.AM80]+[.AN80]+[.AO80]+[.AQ80]+[.AX80]+[.BA80]+[.BB80]+[.BG80]+[.BH80]" office:value-type="float" office:value="95.22">
            <text:p>95.22</text:p>
          </table:table-cell>
          <table:table-cell table:formula="of:=SUM([.B80:.BI80])-[.B185]" office:value-type="float" office:value="4.77000000000001">
            <text:p>4.77</text:p>
          </table:table-cell>
          <table:table-cell table:number-columns-repeated="58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N81]+[.P81]+[.Q81]+[.R81]+[.T81]+[.X81]+[.Z81]+[.AA81]+[.AF81]+[.AG81]+[.AJ81]+[.AL81]+[.AM81]+[.AN81]+[.AO81]+[.AQ81]+[.AX81]+[.BA81]+[.BB81]+[.BG81]+[.BH81]" office:value-type="float" office:value="95.37">
            <text:p>95.37</text:p>
          </table:table-cell>
          <table:table-cell table:formula="of:=SUM([.B81:.BI81])-[.B186]" office:value-type="float" office:value="4.61999999999999">
            <text:p>4.62</text:p>
          </table:table-cell>
          <table:table-cell table:number-columns-repeated="58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N82]+[.P82]+[.Q82]+[.R82]+[.T82]+[.X82]+[.Z82]+[.AA82]+[.AF82]+[.AG82]+[.AJ82]+[.AL82]+[.AM82]+[.AN82]+[.AO82]+[.AQ82]+[.AX82]+[.BA82]+[.BB82]+[.BG82]+[.BH82]" office:value-type="float" office:value="95.51">
            <text:p>95.51</text:p>
          </table:table-cell>
          <table:table-cell table:formula="of:=SUM([.B82:.BI82])-[.B187]" office:value-type="float" office:value="4.52000000000001">
            <text:p>4.52</text:p>
          </table:table-cell>
          <table:table-cell table:number-columns-repeated="58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N83]+[.P83]+[.Q83]+[.R83]+[.T83]+[.X83]+[.Z83]+[.AA83]+[.AF83]+[.AG83]+[.AJ83]+[.AL83]+[.AM83]+[.AN83]+[.AO83]+[.AQ83]+[.AX83]+[.BA83]+[.BB83]+[.BG83]+[.BH83]" office:value-type="float" office:value="95.25">
            <text:p>95.25</text:p>
          </table:table-cell>
          <table:table-cell table:formula="of:=SUM([.B83:.BI83])-[.B188]" office:value-type="float" office:value="4.72999999999999">
            <text:p>4.73</text:p>
          </table:table-cell>
          <table:table-cell table:number-columns-repeated="58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N84]+[.P84]+[.Q84]+[.R84]+[.T84]+[.X84]+[.Z84]+[.AA84]+[.AF84]+[.AG84]+[.AJ84]+[.AL84]+[.AM84]+[.AN84]+[.AO84]+[.AQ84]+[.AX84]+[.BA84]+[.BB84]+[.BG84]+[.BH84]" office:value-type="float" office:value="95.08">
            <text:p>95.08</text:p>
          </table:table-cell>
          <table:table-cell table:formula="of:=SUM([.B84:.BI84])-[.B189]" office:value-type="float" office:value="4.92">
            <text:p>4.92</text:p>
          </table:table-cell>
          <table:table-cell table:number-columns-repeated="58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N85]+[.P85]+[.Q85]+[.R85]+[.T85]+[.X85]+[.Z85]+[.AA85]+[.AF85]+[.AG85]+[.AJ85]+[.AL85]+[.AM85]+[.AN85]+[.AO85]+[.AQ85]+[.AX85]+[.BA85]+[.BB85]+[.BG85]+[.BH85]" office:value-type="float" office:value="94.82">
            <text:p>94.82</text:p>
          </table:table-cell>
          <table:table-cell table:formula="of:=SUM([.B85:.BI85])-[.B190]" office:value-type="float" office:value="5.2">
            <text:p>5.2</text:p>
          </table:table-cell>
          <table:table-cell table:number-columns-repeated="58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N86]+[.P86]+[.Q86]+[.R86]+[.T86]+[.X86]+[.Z86]+[.AA86]+[.AF86]+[.AG86]+[.AJ86]+[.AL86]+[.AM86]+[.AN86]+[.AO86]+[.AQ86]+[.AX86]+[.BA86]+[.BB86]+[.BG86]+[.BH86]" office:value-type="float" office:value="94.57">
            <text:p>94.57</text:p>
          </table:table-cell>
          <table:table-cell table:formula="of:=SUM([.B86:.BI86])-[.B191]" office:value-type="float" office:value="5.42000000000002">
            <text:p>5.42</text:p>
          </table:table-cell>
          <table:table-cell table:number-columns-repeated="58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N87]+[.P87]+[.Q87]+[.R87]+[.T87]+[.X87]+[.Z87]+[.AA87]+[.AF87]+[.AG87]+[.AJ87]+[.AL87]+[.AM87]+[.AN87]+[.AO87]+[.AQ87]+[.AX87]+[.BA87]+[.BB87]+[.BG87]+[.BH87]" office:value-type="float" office:value="94.68">
            <text:p>94.68</text:p>
          </table:table-cell>
          <table:table-cell table:formula="of:=SUM([.B87:.BI87])-[.B192]" office:value-type="float" office:value="5.31999999999999">
            <text:p>5.32</text:p>
          </table:table-cell>
          <table:table-cell table:number-columns-repeated="58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N88]+[.P88]+[.Q88]+[.R88]+[.T88]+[.X88]+[.Z88]+[.AA88]+[.AF88]+[.AG88]+[.AJ88]+[.AL88]+[.AM88]+[.AN88]+[.AO88]+[.AQ88]+[.AX88]+[.BA88]+[.BB88]+[.BG88]+[.BH88]" office:value-type="float" office:value="95">
            <text:p>95</text:p>
          </table:table-cell>
          <table:table-cell table:formula="of:=SUM([.B88:.BI88])-[.B193]" office:value-type="float" office:value="4.99">
            <text:p>4.99</text:p>
          </table:table-cell>
          <table:table-cell table:number-columns-repeated="58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N89]+[.P89]+[.Q89]+[.R89]+[.T89]+[.X89]+[.Z89]+[.AA89]+[.AF89]+[.AG89]+[.AJ89]+[.AL89]+[.AM89]+[.AN89]+[.AO89]+[.AQ89]+[.AX89]+[.BA89]+[.BB89]+[.BG89]+[.BH89]" office:value-type="float" office:value="95.14">
            <text:p>95.14</text:p>
          </table:table-cell>
          <table:table-cell table:formula="of:=SUM([.B89:.BI89])-[.B194]" office:value-type="float" office:value="4.87000000000002">
            <text:p>4.87</text:p>
          </table:table-cell>
          <table:table-cell table:number-columns-repeated="58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N90]+[.P90]+[.Q90]+[.R90]+[.T90]+[.X90]+[.Z90]+[.AA90]+[.AF90]+[.AG90]+[.AJ90]+[.AL90]+[.AM90]+[.AN90]+[.AO90]+[.AQ90]+[.AX90]+[.BA90]+[.BB90]+[.BG90]+[.BH90]" office:value-type="float" office:value="95.31">
            <text:p>95.31</text:p>
          </table:table-cell>
          <table:table-cell table:formula="of:=SUM([.B90:.BI90])-[.B195]" office:value-type="float" office:value="4.69">
            <text:p>4.69</text:p>
          </table:table-cell>
          <table:table-cell table:number-columns-repeated="58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N91]+[.P91]+[.Q91]+[.R91]+[.T91]+[.X91]+[.Z91]+[.AA91]+[.AF91]+[.AG91]+[.AJ91]+[.AL91]+[.AM91]+[.AN91]+[.AO91]+[.AQ91]+[.AX91]+[.BA91]+[.BB91]+[.BG91]+[.BH91]" office:value-type="float" office:value="95.53">
            <text:p>95.53</text:p>
          </table:table-cell>
          <table:table-cell table:formula="of:=SUM([.B91:.BI91])-[.B196]" office:value-type="float" office:value="4.47000000000001">
            <text:p>4.47</text:p>
          </table:table-cell>
          <table:table-cell table:number-columns-repeated="58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N92]+[.P92]+[.Q92]+[.R92]+[.T92]+[.X92]+[.Z92]+[.AA92]+[.AF92]+[.AG92]+[.AJ92]+[.AL92]+[.AM92]+[.AN92]+[.AO92]+[.AQ92]+[.AX92]+[.BA92]+[.BB92]+[.BG92]+[.BH92]" office:value-type="float" office:value="95.61">
            <text:p>95.61</text:p>
          </table:table-cell>
          <table:table-cell table:formula="of:=SUM([.B92:.BI92])-[.B197]" office:value-type="float" office:value="4.39000000000002">
            <text:p>4.39</text:p>
          </table:table-cell>
          <table:table-cell table:number-columns-repeated="58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N93]+[.P93]+[.Q93]+[.R93]+[.T93]+[.X93]+[.Z93]+[.AA93]+[.AF93]+[.AG93]+[.AJ93]+[.AL93]+[.AM93]+[.AN93]+[.AO93]+[.AQ93]+[.AX93]+[.BA93]+[.BB93]+[.BG93]+[.BH93]" office:value-type="float" office:value="95.82">
            <text:p>95.82</text:p>
          </table:table-cell>
          <table:table-cell table:formula="of:=SUM([.B93:.BI93])-[.B198]" office:value-type="float" office:value="4.14999999999999">
            <text:p>4.15</text:p>
          </table:table-cell>
          <table:table-cell table:number-columns-repeated="58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N94]+[.P94]+[.Q94]+[.R94]+[.T94]+[.X94]+[.Z94]+[.AA94]+[.AF94]+[.AG94]+[.AJ94]+[.AL94]+[.AM94]+[.AN94]+[.AO94]+[.AQ94]+[.AX94]+[.BA94]+[.BB94]+[.BG94]+[.BH94]" office:value-type="float" office:value="95.94">
            <text:p>95.94</text:p>
          </table:table-cell>
          <table:table-cell table:formula="of:=SUM([.B94:.BI94])-[.B199]" office:value-type="float" office:value="4.04999999999998">
            <text:p>4.05</text:p>
          </table:table-cell>
          <table:table-cell table:number-columns-repeated="58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N95]+[.P95]+[.Q95]+[.R95]+[.T95]+[.X95]+[.Z95]+[.AA95]+[.AF95]+[.AG95]+[.AJ95]+[.AL95]+[.AM95]+[.AN95]+[.AO95]+[.AQ95]+[.AX95]+[.BA95]+[.BB95]+[.BG95]+[.BH95]" office:value-type="float" office:value="96.04">
            <text:p>96.04</text:p>
          </table:table-cell>
          <table:table-cell table:formula="of:=SUM([.B95:.BI95])-[.B200]" office:value-type="float" office:value="3.92999999999999">
            <text:p>3.93</text:p>
          </table:table-cell>
          <table:table-cell table:number-columns-repeated="58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N96]+[.P96]+[.Q96]+[.R96]+[.T96]+[.X96]+[.Z96]+[.AA96]+[.AF96]+[.AG96]+[.AJ96]+[.AL96]+[.AM96]+[.AN96]+[.AO96]+[.AQ96]+[.AX96]+[.BA96]+[.BB96]+[.BG96]+[.BH96]" office:value-type="float" office:value="96.17">
            <text:p>96.17</text:p>
          </table:table-cell>
          <table:table-cell table:formula="of:=SUM([.B96:.BI96])-[.B201]" office:value-type="float" office:value="3.83">
            <text:p>3.83</text:p>
          </table:table-cell>
          <table:table-cell table:number-columns-repeated="58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N97]+[.P97]+[.Q97]+[.R97]+[.T97]+[.X97]+[.Z97]+[.AA97]+[.AF97]+[.AG97]+[.AJ97]+[.AL97]+[.AM97]+[.AN97]+[.AO97]+[.AQ97]+[.AX97]+[.BA97]+[.BB97]+[.BG97]+[.BH97]" office:value-type="float" office:value="96.24">
            <text:p>96.24</text:p>
          </table:table-cell>
          <table:table-cell table:formula="of:=SUM([.B97:.BI97])-[.B202]" office:value-type="float" office:value="3.75">
            <text:p>3.75</text:p>
          </table:table-cell>
          <table:table-cell table:number-columns-repeated="58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N98]+[.P98]+[.Q98]+[.R98]+[.T98]+[.X98]+[.Z98]+[.AA98]+[.AF98]+[.AG98]+[.AJ98]+[.AL98]+[.AM98]+[.AN98]+[.AO98]+[.AQ98]+[.AX98]+[.BA98]+[.BB98]+[.BG98]+[.BH98]" office:value-type="float" office:value="95.66">
            <text:p>95.66</text:p>
          </table:table-cell>
          <table:table-cell table:formula="of:=SUM([.B98:.BI98])-[.B203]" office:value-type="float" office:value="4.34">
            <text:p>4.34</text:p>
          </table:table-cell>
          <table:table-cell table:number-columns-repeated="58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N99]+[.P99]+[.Q99]+[.R99]+[.T99]+[.X99]+[.Z99]+[.AA99]+[.AF99]+[.AG99]+[.AJ99]+[.AL99]+[.AM99]+[.AN99]+[.AO99]+[.AQ99]+[.AX99]+[.BA99]+[.BB99]+[.BG99]+[.BH99]" office:value-type="float" office:value="95.29">
            <text:p>95.29</text:p>
          </table:table-cell>
          <table:table-cell table:formula="of:=SUM([.B99:.BI99])-[.B204]" office:value-type="float" office:value="4.71999999999998">
            <text:p>4.72</text:p>
          </table:table-cell>
          <table:table-cell table:number-columns-repeated="58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N100]+[.P100]+[.Q100]+[.R100]+[.T100]+[.X100]+[.Z100]+[.AA100]+[.AF100]+[.AG100]+[.AJ100]+[.AL100]+[.AM100]+[.AN100]+[.AO100]+[.AQ100]+[.AX100]+[.BA100]+[.BB100]+[.BG100]+[.BH100]" office:value-type="float" office:value="95.14">
            <text:p>95.14</text:p>
          </table:table-cell>
          <table:table-cell table:formula="of:=SUM([.B100:.BI100])-[.B205]" office:value-type="float" office:value="4.86000000000001">
            <text:p>4.86</text:p>
          </table:table-cell>
          <table:table-cell table:number-columns-repeated="58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N101]+[.P101]+[.Q101]+[.R101]+[.T101]+[.X101]+[.Z101]+[.AA101]+[.AF101]+[.AG101]+[.AJ101]+[.AL101]+[.AM101]+[.AN101]+[.AO101]+[.AQ101]+[.AX101]+[.BA101]+[.BB101]+[.BG101]+[.BH101]" office:value-type="float" office:value="95.33">
            <text:p>95.33</text:p>
          </table:table-cell>
          <table:table-cell table:formula="of:=SUM([.B101:.BI101])-[.B206]" office:value-type="float" office:value="4.67999999999999">
            <text:p>4.68</text:p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7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7:54:54</dc:date>
    <meta:generator>LibreOffice/3.4$Unix LibreOffice_project/340m1$Build-402</meta:generator>
    <meta:editing-duration>PT30M56S</meta:editing-duration>
    <meta:editing-cycles>1</meta:editing-cycles>
    <meta:document-statistic meta:table-count="1" meta:cell-count="60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89cm" svg:height="10.745cm" xlink:href=".." xlink:type="simple" chart:class="chart:area" chart:style-name="ch1">
        <chart:title svg:x="4.997cm" svg:y="0.35cm" chart:style-name="ch2">
          <text:p>SPLAT Running Time Makeup</text:p>
        </chart:title>
        <chart:legend chart:legend-position="bottom" svg:x="5.157cm" svg:y="9.962cm" style:legend-expansion="wide" chart:style-name="ch3"/>
        <chart:plot-area chart:style-name="ch4" table:cell-range-address="Sheet1.A106:Sheet1.C206" chart:data-source-has-labels="both" svg:x="1.332cm" svg:y="1.771cm" svg:width="14.115cm" svg:height="6.996cm">
          <chartooo:coordinate-region svg:x="2.456cm" svg:y="1.97cm" svg:width="12.991cm" svg:height="6.177cm"/>
          <chart:axis chart:dimension="x" chart:name="primary-x" chart:style-name="ch5" chartooo:axis-type="auto">
            <chartooo:date-scale/>
            <chart:title svg:x="6.546cm" svg:y="8.981cm" chart:style-name="ch6">
              <text:p>Maximum Radius (miles)</text:p>
            </chart:title>
            <chart:categories table:cell-range-address="Sheet1.A107:Sheet1.A206"/>
          </chart:axis>
          <chart:axis chart:dimension="y" chart:name="primary-y" chart:style-name="ch7">
            <chart:title svg:x="0.451cm" svg:y="7.43cm" chart:style-name="ch8">
              <text:p>Percentage of Proscess Time</text:p>
            </chart:title>
            <chart:grid chart:style-name="ch9" chart:class="major"/>
          </chart:axis>
          <chart:series chart:style-name="ch10" chart:values-cell-range-address="Sheet1.B107:Sheet1.B206" chart:label-cell-address="Sheet1.B106:Sheet1.B106" chart:class="chart:area">
            <chart:data-point chart:repeated="100"/>
          </chart:series>
          <chart:series chart:style-name="ch11" chart:values-cell-range-address="Sheet1.C107:Sheet1.C206" chart:label-cell-address="Sheet1.C106:Sheet1.C106" chart:class="chart:area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ly-Rice Total</text:p>
                <draw:g>
                  <svg:desc>Sheet1.B106:Sheet1.B106</svg:desc>
                </draw:g>
              </table:table-cell>
              <table:table-cell office:value-type="string">
                <text:p>All other Op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2.58">
                <text:p>2.58</text:p>
                <draw:g>
                  <svg:desc>Sheet1.B107:Sheet1.B206</svg:desc>
                </draw:g>
              </table:table-cell>
              <table:table-cell office:value-type="float" office:value="NaN">
                <text:p>NaN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48">
                <text:p>6.48</text:p>
              </table:table-cell>
              <table:table-cell office:value-type="float" office:value="93.53">
                <text:p>93.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.73">
                <text:p>18.73</text:p>
              </table:table-cell>
              <table:table-cell office:value-type="float" office:value="81.27">
                <text:p>81.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3">
                <text:p>24.3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5.13">
                <text:p>35.13</text:p>
              </table:table-cell>
              <table:table-cell office:value-type="float" office:value="64.88">
                <text:p>64.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4.8">
                <text:p>44.8</text:p>
              </table:table-cell>
              <table:table-cell office:value-type="float" office:value="55.19">
                <text:p>55.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6.38">
                <text:p>56.38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.83">
                <text:p>62.83</text:p>
              </table:table-cell>
              <table:table-cell office:value-type="float" office:value="37.17">
                <text:p>37.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.5">
                <text:p>69.5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.42">
                <text:p>74.42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8.58">
                <text:p>78.58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1.48">
                <text:p>81.48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2.95">
                <text:p>82.95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5.13">
                <text:p>85.1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6.45">
                <text:p>86.45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2.49">
                <text:p>82.49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4.22">
                <text:p>84.22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8.8">
                <text:p>78.8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">
                <text:p>79.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49">
                <text:p>82.49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3.74">
                <text:p>83.7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4.38">
                <text:p>84.38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6.33">
                <text:p>86.33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7.51">
                <text:p>87.51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8.41">
                <text:p>88.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9.54">
                <text:p>89.5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9.88">
                <text:p>89.88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0.97">
                <text:p>90.97</text:p>
              </table:table-cell>
              <table:table-cell office:value-type="float" office:value="9.02999999999997">
                <text:p>9.029999999999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1.12">
                <text:p>91.12</text:p>
              </table:table-cell>
              <table:table-cell office:value-type="float" office:value="8.88999999999997">
                <text:p>8.88999999999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.75">
                <text:p>91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9.61">
                <text:p>89.61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.52">
                <text:p>90.5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0.92">
                <text:p>90.92</text:p>
              </table:table-cell>
              <table:table-cell office:value-type="float" office:value="9.04999999999998">
                <text:p>9.0499999999999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1.32">
                <text:p>91.32</text:p>
              </table:table-cell>
              <table:table-cell office:value-type="float" office:value="8.69000000000001">
                <text:p>8.690000000000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2.04">
                <text:p>92.04</text:p>
              </table:table-cell>
              <table:table-cell office:value-type="float" office:value="7.97000000000001">
                <text:p>7.970000000000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2.48">
                <text:p>92.48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3.05">
                <text:p>93.05</text:p>
              </table:table-cell>
              <table:table-cell office:value-type="float" office:value="6.91000000000001">
                <text:p>6.9100000000000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3.22">
                <text:p>93.22</text:p>
              </table:table-cell>
              <table:table-cell office:value-type="float" office:value="6.75999999999998">
                <text:p>6.759999999999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3.41">
                <text:p>93.4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1.64">
                <text:p>91.64</text:p>
              </table:table-cell>
              <table:table-cell office:value-type="float" office:value="8.33999999999999">
                <text:p>8.339999999999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2.11">
                <text:p>92.11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2.45">
                <text:p>92.45</text:p>
              </table:table-cell>
              <table:table-cell office:value-type="float" office:value="7.52999999999999">
                <text:p>7.5299999999999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2.84">
                <text:p>92.84</text:p>
              </table:table-cell>
              <table:table-cell office:value-type="float" office:value="7.14999999999999">
                <text:p>7.1499999999999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3.15">
                <text:p>93.15</text:p>
              </table:table-cell>
              <table:table-cell office:value-type="float" office:value="6.81999999999999">
                <text:p>6.819999999999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3.45">
                <text:p>93.45</text:p>
              </table:table-cell>
              <table:table-cell office:value-type="float" office:value="6.54000000000001">
                <text:p>6.540000000000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3.81">
                <text:p>93.81</text:p>
              </table:table-cell>
              <table:table-cell office:value-type="float" office:value="6.17999999999999">
                <text:p>6.179999999999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4.02">
                <text:p>94.02</text:p>
              </table:table-cell>
              <table:table-cell office:value-type="float" office:value="5.97999999999999">
                <text:p>5.979999999999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4.28">
                <text:p>94.28</text:p>
              </table:table-cell>
              <table:table-cell office:value-type="float" office:value="5.71000000000001">
                <text:p>5.710000000000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4.54">
                <text:p>94.54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4.76">
                <text:p>94.76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4.91">
                <text:p>94.9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5.12">
                <text:p>95.12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5.21">
                <text:p>95.2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5.44">
                <text:p>95.4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5.59">
                <text:p>95.59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5.76">
                <text:p>95.7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5.84">
                <text:p>95.84</text:p>
              </table:table-cell>
              <table:table-cell office:value-type="float" office:value="4.13999999999999">
                <text:p>4.1399999999999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6.02">
                <text:p>96.02</text:p>
              </table:table-cell>
              <table:table-cell office:value-type="float" office:value="3.97999999999999">
                <text:p>3.9799999999999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6.11">
                <text:p>96.1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6.25">
                <text:p>96.25</text:p>
              </table:table-cell>
              <table:table-cell office:value-type="float" office:value="3.75999999999999">
                <text:p>3.7599999999999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6.38">
                <text:p>96.3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6.44">
                <text:p>96.4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5.85">
                <text:p>95.85</text:p>
              </table:table-cell>
              <table:table-cell office:value-type="float" office:value="4.14000000000002">
                <text:p>4.14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5.93">
                <text:p>95.93</text:p>
              </table:table-cell>
              <table:table-cell office:value-type="float" office:value="4.06000000000002">
                <text:p>4.06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6.04">
                <text:p>96.0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6.17">
                <text:p>96.17</text:p>
              </table:table-cell>
              <table:table-cell office:value-type="float" office:value="3.78999999999999">
                <text:p>3.7899999999999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6.24">
                <text:p>96.24</text:p>
              </table:table-cell>
              <table:table-cell office:value-type="float" office:value="3.78000000000002">
                <text:p>3.78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6.41">
                <text:p>96.41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6.51">
                <text:p>96.51</text:p>
              </table:table-cell>
              <table:table-cell office:value-type="float" office:value="3.47000000000001">
                <text:p>3.4700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.58">
                <text:p>96.58</text:p>
              </table:table-cell>
              <table:table-cell office:value-type="float" office:value="3.43000000000002">
                <text:p>3.4300000000000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6.67">
                <text:p>96.67</text:p>
              </table:table-cell>
              <table:table-cell office:value-type="float" office:value="3.32999999999998">
                <text:p>3.32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6.76">
                <text:p>96.76</text:p>
              </table:table-cell>
              <table:table-cell office:value-type="float" office:value="3.23000000000002">
                <text:p>3.2300000000000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6.84">
                <text:p>96.84</text:p>
              </table:table-cell>
              <table:table-cell office:value-type="float" office:value="3.15999999999998">
                <text:p>3.159999999999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6.91">
                <text:p>96.91</text:p>
              </table:table-cell>
              <table:table-cell office:value-type="float" office:value="3.07000000000001">
                <text:p>3.070000000000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6.14">
                <text:p>96.14</text:p>
              </table:table-cell>
              <table:table-cell office:value-type="float" office:value="3.85000000000001">
                <text:p>3.8500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6.25">
                <text:p>96.25</text:p>
              </table:table-cell>
              <table:table-cell office:value-type="float" office:value="3.76000000000002">
                <text:p>3.7600000000000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6.35">
                <text:p>96.35</text:p>
              </table:table-cell>
              <table:table-cell office:value-type="float" office:value="3.66000000000001">
                <text:p>3.6600000000000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5.5">
                <text:p>95.5</text:p>
              </table:table-cell>
              <table:table-cell office:value-type="float" office:value="4.51000000000002">
                <text:p>4.51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5.22">
                <text:p>95.22</text:p>
              </table:table-cell>
              <table:table-cell office:value-type="float" office:value="4.77000000000001">
                <text:p>4.7700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5.37">
                <text:p>95.37</text:p>
              </table:table-cell>
              <table:table-cell office:value-type="float" office:value="4.61999999999999">
                <text:p>4.619999999999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5.51">
                <text:p>95.51</text:p>
              </table:table-cell>
              <table:table-cell office:value-type="float" office:value="4.52000000000001">
                <text:p>4.5200000000000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95.25">
                <text:p>95.25</text:p>
              </table:table-cell>
              <table:table-cell office:value-type="float" office:value="4.72999999999999">
                <text:p>4.7299999999999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95.08">
                <text:p>95.0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4.82">
                <text:p>94.8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4.57">
                <text:p>94.57</text:p>
              </table:table-cell>
              <table:table-cell office:value-type="float" office:value="5.42000000000002">
                <text:p>5.4200000000000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4.68">
                <text:p>94.68</text:p>
              </table:table-cell>
              <table:table-cell office:value-type="float" office:value="5.31999999999999">
                <text:p>5.319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5.14">
                <text:p>95.14</text:p>
              </table:table-cell>
              <table:table-cell office:value-type="float" office:value="4.87000000000002">
                <text:p>4.870000000000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5.31">
                <text:p>95.31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5.53">
                <text:p>95.53</text:p>
              </table:table-cell>
              <table:table-cell office:value-type="float" office:value="4.47000000000001">
                <text:p>4.4700000000000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5.61">
                <text:p>95.61</text:p>
              </table:table-cell>
              <table:table-cell office:value-type="float" office:value="4.39000000000002">
                <text:p>4.3900000000000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5.82">
                <text:p>95.82</text:p>
              </table:table-cell>
              <table:table-cell office:value-type="float" office:value="4.14999999999999">
                <text:p>4.1499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5.94">
                <text:p>95.94</text:p>
              </table:table-cell>
              <table:table-cell office:value-type="float" office:value="4.04999999999998">
                <text:p>4.0499999999999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6.04">
                <text:p>96.04</text:p>
              </table:table-cell>
              <table:table-cell office:value-type="float" office:value="3.92999999999999">
                <text:p>3.9299999999999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6.17">
                <text:p>96.1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.24">
                <text:p>96.2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5.66">
                <text:p>95.6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5.29">
                <text:p>95.29</text:p>
              </table:table-cell>
              <table:table-cell office:value-type="float" office:value="4.71999999999998">
                <text:p>4.7199999999999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5.14">
                <text:p>95.14</text:p>
              </table:table-cell>
              <table:table-cell office:value-type="float" office:value="4.86000000000001">
                <text:p>4.86000000000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.33">
                <text:p>95.33</text:p>
              </table:table-cell>
              <table:table-cell office:value-type="float" office:value="4.67999999999999">
                <text:p>4.67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